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23.9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5.72mm"/>
    </style:style>
    <style:style style:name="co11" style:family="table-column">
      <style:table-column-properties fo:break-before="auto" style:column-width="28.73mm"/>
    </style:style>
    <style:style style:name="co12" style:family="table-column">
      <style:table-column-properties fo:break-before="auto" style:column-width="28.43mm"/>
    </style:style>
    <style:style style:name="co13" style:family="table-column">
      <style:table-column-properties fo:break-before="auto" style:column-width="27.53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27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3333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66ff99"/>
    </style:style>
    <style:style style:name="ce7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0000ff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 style:data-style-name="N110">
      <style:table-cell-properties fo:background-color="#ffff00" fo:border="0.06pt solid #000000"/>
    </style:style>
    <style:style style:name="ce31" style:family="table-cell" style:parent-style-name="Default">
      <style:table-cell-properties fo:background-color="#ff3300" fo:border="0.06pt solid #000000"/>
    </style:style>
    <style:style style:name="ce24" style:family="table-cell" style:parent-style-name="Default">
      <style:table-cell-properties fo:background-color="#0000ff"/>
      <style:text-properties style:use-window-font-color="true"/>
    </style:style>
    <style:style style:name="ce23" style:family="table-cell" style:parent-style-name="Default">
      <style:table-cell-properties fo:background-color="#3333ff" fo:border="0.06pt solid #000000"/>
    </style:style>
    <style:style style:name="ce34" style:family="table-cell" style:parent-style-name="Default" style:data-style-name="N110">
      <style:table-cell-properties fo:background-color="#00ff66" fo:border="0.06pt solid #000000"/>
    </style:style>
    <style:style style:name="ce39" style:family="table-cell" style:parent-style-name="Default">
      <style:table-cell-properties fo:background-color="#00ff66" fo:border="0.06pt solid #000000"/>
    </style:style>
    <style:style style:name="ce35" style:family="table-cell" style:parent-style-name="Default">
      <style:table-cell-properties fo:background-color="#0000ff" fo:border="0.06pt solid #000000"/>
    </style:style>
    <style:style style:name="ce26" style:family="table-cell" style:parent-style-name="Default">
      <style:table-cell-properties fo:background-color="#ff3333" fo:border="0.06pt solid #000000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ackground-color="#33ff99" fo:border="0.06pt solid #000000"/>
    </style:style>
    <style:style style:name="ce38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ackground-color="#fff200" fo:border="0.06pt solid #000000"/>
    </style:style>
    <style:style style:name="ce49" style:family="table-cell" style:parent-style-name="Default">
      <style:table-cell-properties fo:background-color="#ff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Ciment1</text:p>
          </table:table-cell>
          <table:table-cell office:value-type="string" calcext:value-type="string">
            <text:p>Ciment2</text:p>
          </table:table-cell>
          <table:table-cell/>
          <table:table-cell office:value-type="string" calcext:value-type="string">
            <text:p>Fonction rés.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6" table:formula="of:=SUMPRODUCT([.B2:.C2];[.B6:.C6])"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Contrainte</text:p>
          </table:table-cell>
          <table:table-cell office:value-type="string" calcext:value-type="string">
            <text:p>LIM 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ur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/>
          <table:table-cell table:style-name="ce5" table:formula="of:=SUMPRODUCT([.B2:.C2];[.B3:.C3])" office:value-type="float" office:value="420" calcext:value-type="float">
            <text:p>420</text:p>
          </table:table-cell>
          <table:table-cell table:style-name="ce5"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oyeus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"/>
          <table:table-cell table:style-name="ce5" table:formula="of:=SUMPRODUCT([.B2:.C2];[.B4:.C4])" office:value-type="float" office:value="510" calcext:value-type="float">
            <text:p>510</text:p>
          </table:table-cell>
          <table:table-cell table:style-name="ce5" office:value-type="float" office:value="510" calcext:value-type="float">
            <text:p>510</text:p>
          </table:table-cell>
          <table:table-cell table:number-columns-repeated="14"/>
        </table:table-row>
        <table:table-row table:style-name="ro1">
          <table:table-cell/>
          <table:table-cell table:style-name="ce3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Profit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8" table:number-columns-repeated="22"/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croissant</text:p>
          </table:table-cell>
          <table:table-cell office:value-type="string" calcext:value-type="string">
            <text:p>Kouin-amanns</text:p>
          </table:table-cell>
          <table:table-cell/>
          <table:table-cell office:value-type="string" calcext:value-type="string">
            <text:p>Fonction rés.</text:p>
          </table:table-cell>
          <table:table-cell table:number-columns-repeated="1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7" table:formula="of:=SUMPRODUCT([.B13:.C13];[.B17:.C17])" office:value-type="float" office:value="62.3" calcext:value-type="float">
            <text:p>62,3</text:p>
          </table:table-cell>
          <table:table-cell table:number-columns-repeated="2"/>
          <table:table-cell office:value-type="string" calcext:value-type="string">
            <text:p>Contrainte</text:p>
          </table:table-cell>
          <table:table-cell office:value-type="string" calcext:value-type="string">
            <text:p>STO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rine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/>
          <table:table-cell table:style-name="ce5" table:formula="of:=SUMPRODUCT([.B13:.C13];[.B14:.C14])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 table:number-columns-repeated="4"/>
          <table:table-cell table:style-name="ce5" table:formula="of:=SUMPRODUCT([.B13:.C13];[.B15:.C15])" office:value-type="float" office:value="6000" calcext:value-type="float">
            <text:p>6000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rix</text:p>
          </table:table-cell>
          <table:table-cell table:style-name="ce2" office:value-type="float" office:value="1.23" calcext:value-type="float">
            <text:p>1,23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8" table:number-columns-repeated="22"/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Caisse 1</text:p>
          </table:table-cell>
          <table:table-cell office:value-type="string" calcext:value-type="string">
            <text:p>Caisse 2</text:p>
          </table:table-cell>
          <table:table-cell office:value-type="string" calcext:value-type="string">
            <text:p>Caisse 3</text:p>
          </table:table-cell>
          <table:table-cell office:value-type="string" calcext:value-type="string">
            <text:p>Caisse 4</text:p>
          </table:table-cell>
          <table:table-cell office:value-type="string" calcext:value-type="string">
            <text:p>Caisse 5</text:p>
          </table:table-cell>
          <table:table-cell office:value-type="string" calcext:value-type="string">
            <text:p>Caisse 6</text:p>
          </table:table-cell>
          <table:table-cell office:value-type="string" calcext:value-type="string">
            <text:p>Caisse 7</text:p>
          </table:table-cell>
          <table:table-cell office:value-type="string" calcext:value-type="string">
            <text:p>Caisse 8</text:p>
          </table:table-cell>
          <table:table-cell office:value-type="string" calcext:value-type="string">
            <text:p>Caisse 9</text:p>
          </table:table-cell>
          <table:table-cell office:value-type="string" calcext:value-type="string">
            <text:p>Caisse 10</text:p>
          </table:table-cell>
          <table:table-cell office:value-type="string" calcext:value-type="string">
            <text:p>Caisse 11</text:p>
          </table:table-cell>
          <table:table-cell office:value-type="string" calcext:value-type="string">
            <text:p>Caisse 12</text:p>
          </table:table-cell>
          <table:table-cell office:value-type="string" calcext:value-type="string">
            <text:p>Caisse 13</text:p>
          </table:table-cell>
          <table:table-cell office:value-type="string" calcext:value-type="string">
            <text:p>Caisse 14</text:p>
          </table:table-cell>
          <table:table-cell office:value-type="string" calcext:value-type="string">
            <text:p>Caisse 15</text:p>
          </table:table-cell>
          <table:table-cell office:value-type="string" calcext:value-type="string">
            <text:p>Caisse 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ds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19"/>
          <table:table-cell table:style-name="ce7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8"/>
          <table:table-cell office:value-type="string" calcext:value-type="string">
            <text:p>contrainte</text:p>
          </table:table-cell>
          <table:table-cell office:value-type="string" calcext:value-type="string">
            <text:p>lim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on 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5" table:formula="of:=SUMPRODUCT([.B23:.Q23];[.B27:.Q27])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on 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5" table:formula="of:=SUMPRODUCT([.B23:.Q23];[.B28:.Q28])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on 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5" table:formula="of:=SUMPRODUCT([.B23:.Q23];[.B29:.Q29])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5" table:formula="of:=SUM([.B27:.B29])" office:value-type="float" office:value="1" calcext:value-type="float">
            <text:p>1</text:p>
          </table:table-cell>
          <table:table-cell table:style-name="ce5" table:formula="of:=SUM([.C27:.C29])" office:value-type="float" office:value="1" calcext:value-type="float">
            <text:p>1</text:p>
          </table:table-cell>
          <table:table-cell table:style-name="ce5" table:formula="of:=SUM([.D27:.D29])" office:value-type="float" office:value="1" calcext:value-type="float">
            <text:p>1</text:p>
          </table:table-cell>
          <table:table-cell table:style-name="ce5" table:formula="of:=SUM([.E27:.E29])" office:value-type="float" office:value="1" calcext:value-type="float">
            <text:p>1</text:p>
          </table:table-cell>
          <table:table-cell table:style-name="ce5" table:formula="of:=SUM([.F27:.F29])" office:value-type="float" office:value="1" calcext:value-type="float">
            <text:p>1</text:p>
          </table:table-cell>
          <table:table-cell table:style-name="ce5" table:formula="of:=SUM([.G27:.G29])" office:value-type="float" office:value="1" calcext:value-type="float">
            <text:p>1</text:p>
          </table:table-cell>
          <table:table-cell table:style-name="ce5" table:formula="of:=SUM([.H27:.H29])" office:value-type="float" office:value="1" calcext:value-type="float">
            <text:p>1</text:p>
          </table:table-cell>
          <table:table-cell table:style-name="ce5" table:formula="of:=SUM([.I27:.I29])" office:value-type="float" office:value="1" calcext:value-type="float">
            <text:p>1</text:p>
          </table:table-cell>
          <table:table-cell table:style-name="ce5" table:formula="of:=SUM([.J27:.J29])" office:value-type="float" office:value="1" calcext:value-type="float">
            <text:p>1</text:p>
          </table:table-cell>
          <table:table-cell table:style-name="ce5" table:formula="of:=SUM([.K27:.K29])" office:value-type="float" office:value="1" calcext:value-type="float">
            <text:p>1</text:p>
          </table:table-cell>
          <table:table-cell table:style-name="ce5" table:formula="of:=SUM([.L27:.L29])" office:value-type="float" office:value="1" calcext:value-type="float">
            <text:p>1</text:p>
          </table:table-cell>
          <table:table-cell table:style-name="ce5" table:formula="of:=SUM([.M27:.M29])" office:value-type="float" office:value="1" calcext:value-type="float">
            <text:p>1</text:p>
          </table:table-cell>
          <table:table-cell table:style-name="ce5" table:formula="of:=SUM([.N27:.N29])" office:value-type="float" office:value="1" calcext:value-type="float">
            <text:p>1</text:p>
          </table:table-cell>
          <table:table-cell table:style-name="ce5" table:formula="of:=SUM([.O27:.O29])" office:value-type="float" office:value="1" calcext:value-type="float">
            <text:p>1</text:p>
          </table:table-cell>
          <table:table-cell table:style-name="ce5" table:formula="of:=SUM([.P27:.P29])" office:value-type="float" office:value="1" calcext:value-type="float">
            <text:p>1</text:p>
          </table:table-cell>
          <table:table-cell table:style-name="ce5" table:formula="of:=SUM([.Q27:.Q2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style-name="ce8" table:number-columns-repeated="22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A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ord 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SQRT(POWER(([.B$41]-[.$B49]);2)+POWER(([.B$42]-[.$C49]);2))" office:value-type="float" office:value="0" calcext:value-type="float">
            <text:p>0</text:p>
          </table:table-cell>
          <table:table-cell table:style-name="ce2" table:formula="of:=SQRT(POWER(([.C$41]-[.$B49]);2)+POWER(([.C$42]-[.$C49]);2))" office:value-type="float" office:value="5.65685424949238" calcext:value-type="float">
            <text:p>5,65685424949238</text:p>
          </table:table-cell>
          <table:table-cell table:style-name="ce2" table:formula="of:=SQRT(POWER(([.D$41]-[.$B49]);2)+POWER(([.D$42]-[.$C49]);2))" office:value-type="float" office:value="4.47213595499958" calcext:value-type="float">
            <text:p>4,47213595499958</text:p>
          </table:table-cell>
          <table:table-cell table:style-name="ce2" table:formula="of:=SQRT(POWER(([.E$41]-[.$B49]);2)+POWER(([.E$42]-[.$C49]);2))" office:value-type="float" office:value="6.32455532033676" calcext:value-type="float">
            <text:p>6,32455532033676</text:p>
          </table:table-cell>
          <table:table-cell table:style-name="ce2" table:formula="of:=SQRT(POWER(([.F$41]-[.$B49]);2)+POWER(([.F$42]-[.$C49]);2))" office:value-type="float" office:value="7" calcext:value-type="float">
            <text:p>7</text:p>
          </table:table-cell>
          <table:table-cell table:style-name="ce2" table:formula="of:=SQRT(POWER(([.G$41]-[.$B49]);2)+POWER(([.G$42]-[.$C49]);2))" office:value-type="float" office:value="8.60232526704263" calcext:value-type="float">
            <text:p>8,60232526704263</text:p>
          </table:table-cell>
          <table:table-cell table:style-name="ce2" table:formula="of:=SQRT(POWER(([.H$41]-[.$B49]);2)+POWER(([.H$42]-[.$C49]);2))" office:value-type="float" office:value="5.09901951359278" calcext:value-type="float">
            <text:p>5,09901951359278</text:p>
          </table:table-cell>
          <table:table-cell table:style-name="ce2" table:formula="of:=SQRT(POWER(([.I$41]-[.$B49]);2)+POWER(([.I$42]-[.$C49]);2))" office:value-type="float" office:value="2.23606797749979" calcext:value-type="float">
            <text:p>2,23606797749979</text:p>
          </table:table-cell>
          <table:table-cell table:style-name="ce2" table:formula="of:=SQRT(POWER(([.J$41]-[.$B49]);2)+POWER(([.J$42]-[.$C49]);2))" office:value-type="float" office:value="2" calcext:value-type="float">
            <text:p>2</text:p>
          </table:table-cell>
          <table:table-cell table:style-name="ce2" table:formula="of:=SQRT(POWER(([.K$41]-[.$B49]);2)+POWER(([.K$42]-[.$C49]);2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ord 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SQRT(POWER(([.B$41]-[.$B50]);2)+POWER(([.B$42]-[.$C50]);2))" office:value-type="float" office:value="5.65685424949238" calcext:value-type="float">
            <text:p>5,65685424949238</text:p>
          </table:table-cell>
          <table:table-cell table:style-name="ce2" table:formula="of:=SQRT(POWER(([.C$41]-[.$B50]);2)+POWER(([.C$42]-[.$C50]);2))" office:value-type="float" office:value="0" calcext:value-type="float">
            <text:p>0</text:p>
          </table:table-cell>
          <table:table-cell table:style-name="ce2" table:formula="of:=SQRT(POWER(([.D$41]-[.$B50]);2)+POWER(([.D$42]-[.$C50]);2))" office:value-type="float" office:value="2" calcext:value-type="float">
            <text:p>2</text:p>
          </table:table-cell>
          <table:table-cell table:style-name="ce2" table:formula="of:=SQRT(POWER(([.E$41]-[.$B50]);2)+POWER(([.E$42]-[.$C50]);2))" office:value-type="float" office:value="2.82842712474619" calcext:value-type="float">
            <text:p>2,82842712474619</text:p>
          </table:table-cell>
          <table:table-cell table:style-name="ce2" table:formula="of:=SQRT(POWER(([.F$41]-[.$B50]);2)+POWER(([.F$42]-[.$C50]);2))" office:value-type="float" office:value="5" calcext:value-type="float">
            <text:p>5</text:p>
          </table:table-cell>
          <table:table-cell table:style-name="ce2" table:formula="of:=SQRT(POWER(([.G$41]-[.$B50]);2)+POWER(([.G$42]-[.$C50]);2))" office:value-type="float" office:value="3.16227766016838" calcext:value-type="float">
            <text:p>3,16227766016838</text:p>
          </table:table-cell>
          <table:table-cell table:style-name="ce2" table:formula="of:=SQRT(POWER(([.H$41]-[.$B50]);2)+POWER(([.H$42]-[.$C50]);2))" office:value-type="float" office:value="3.16227766016838" calcext:value-type="float">
            <text:p>3,16227766016838</text:p>
          </table:table-cell>
          <table:table-cell table:style-name="ce2" table:formula="of:=SQRT(POWER(([.I$41]-[.$B50]);2)+POWER(([.I$42]-[.$C50]);2))" office:value-type="float" office:value="3.60555127546399" calcext:value-type="float">
            <text:p>3,60555127546399</text:p>
          </table:table-cell>
          <table:table-cell table:style-name="ce2" table:formula="of:=SQRT(POWER(([.J$41]-[.$B50]);2)+POWER(([.J$42]-[.$C50]);2))" office:value-type="float" office:value="4.47213595499958" calcext:value-type="float">
            <text:p>4,47213595499958</text:p>
          </table:table-cell>
          <table:table-cell table:style-name="ce2" table:formula="of:=SQRT(POWER(([.K$41]-[.$B50]);2)+POWER(([.K$42]-[.$C50]);2))" office:value-type="float" office:value="4.12310562561766" calcext:value-type="float">
            <text:p>4,12310562561766</text:p>
          </table:table-cell>
        </table:table-row>
        <table:table-row table:style-name="ro1">
          <table:table-cell office:value-type="string" calcext:value-type="string">
            <text:p>Parc norm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SQRT(POWER(([.B$41]-[.$B51]);2)+POWER(([.B$42]-[.$C51]);2))" office:value-type="float" office:value="4.47213595499958" calcext:value-type="float">
            <text:p>4,47213595499958</text:p>
          </table:table-cell>
          <table:table-cell table:style-name="ce2" table:formula="of:=SQRT(POWER(([.C$41]-[.$B51]);2)+POWER(([.C$42]-[.$C51]);2))" office:value-type="float" office:value="2" calcext:value-type="float">
            <text:p>2</text:p>
          </table:table-cell>
          <table:table-cell table:style-name="ce2" table:formula="of:=SQRT(POWER(([.D$41]-[.$B51]);2)+POWER(([.D$42]-[.$C51]);2))" office:value-type="float" office:value="0" calcext:value-type="float">
            <text:p>0</text:p>
          </table:table-cell>
          <table:table-cell table:style-name="ce2" table:formula="of:=SQRT(POWER(([.E$41]-[.$B51]);2)+POWER(([.E$42]-[.$C51]);2))" office:value-type="float" office:value="2" calcext:value-type="float">
            <text:p>2</text:p>
          </table:table-cell>
          <table:table-cell table:style-name="ce2" table:formula="of:=SQRT(POWER(([.F$41]-[.$B51]);2)+POWER(([.F$42]-[.$C51]);2))" office:value-type="float" office:value="3.60555127546399" calcext:value-type="float">
            <text:p>3,60555127546399</text:p>
          </table:table-cell>
          <table:table-cell table:style-name="ce2" table:formula="of:=SQRT(POWER(([.G$41]-[.$B51]);2)+POWER(([.G$42]-[.$C51]);2))" office:value-type="float" office:value="4.24264068711929" calcext:value-type="float">
            <text:p>4,24264068711929</text:p>
          </table:table-cell>
          <table:table-cell table:style-name="ce2" table:formula="of:=SQRT(POWER(([.H$41]-[.$B51]);2)+POWER(([.H$42]-[.$C51]);2))" office:value-type="float" office:value="4.24264068711929" calcext:value-type="float">
            <text:p>4,24264068711929</text:p>
          </table:table-cell>
          <table:table-cell table:style-name="ce2" table:formula="of:=SQRT(POWER(([.I$41]-[.$B51]);2)+POWER(([.I$42]-[.$C51]);2))" office:value-type="float" office:value="3" calcext:value-type="float">
            <text:p>3</text:p>
          </table:table-cell>
          <table:table-cell table:style-name="ce2" table:formula="of:=SQRT(POWER(([.J$41]-[.$B51]);2)+POWER(([.J$42]-[.$C51]);2))" office:value-type="float" office:value="2.82842712474619" calcext:value-type="float">
            <text:p>2,82842712474619</text:p>
          </table:table-cell>
          <table:table-cell table:style-name="ce2" table:formula="of:=SQRT(POWER(([.K$41]-[.$B51]);2)+POWER(([.K$42]-[.$C51]);2))" office:value-type="float" office:value="4.12310562561766" calcext:value-type="float">
            <text:p>4,12310562561766</text:p>
          </table:table-cell>
        </table:table-row>
        <table:table-row table:style-name="ro1">
          <table:table-cell office:value-type="string" calcext:value-type="string">
            <text:p>Parc observé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SQRT(POWER(([.B$41]-[.$B52]);2)+POWER(([.B$42]-[.$C52]);2))" office:value-type="float" office:value="6.32455532033676" calcext:value-type="float">
            <text:p>6,32455532033676</text:p>
          </table:table-cell>
          <table:table-cell table:style-name="ce2" table:formula="of:=SQRT(POWER(([.C$41]-[.$B52]);2)+POWER(([.C$42]-[.$C52]);2))" office:value-type="float" office:value="2.82842712474619" calcext:value-type="float">
            <text:p>2,82842712474619</text:p>
          </table:table-cell>
          <table:table-cell table:style-name="ce2" table:formula="of:=SQRT(POWER(([.D$41]-[.$B52]);2)+POWER(([.D$42]-[.$C52]);2))" office:value-type="float" office:value="2" calcext:value-type="float">
            <text:p>2</text:p>
          </table:table-cell>
          <table:table-cell table:style-name="ce2" table:formula="of:=SQRT(POWER(([.E$41]-[.$B52]);2)+POWER(([.E$42]-[.$C52]);2))" office:value-type="float" office:value="0" calcext:value-type="float">
            <text:p>0</text:p>
          </table:table-cell>
          <table:table-cell table:style-name="ce2" table:formula="of:=SQRT(POWER(([.F$41]-[.$B52]);2)+POWER(([.F$42]-[.$C52]);2))" office:value-type="float" office:value="2.23606797749979" calcext:value-type="float">
            <text:p>2,23606797749979</text:p>
          </table:table-cell>
          <table:table-cell table:style-name="ce2" table:formula="of:=SQRT(POWER(([.G$41]-[.$B52]);2)+POWER(([.G$42]-[.$C52]);2))" office:value-type="float" office:value="3.16227766016838" calcext:value-type="float">
            <text:p>3,16227766016838</text:p>
          </table:table-cell>
          <table:table-cell table:style-name="ce2" table:formula="of:=SQRT(POWER(([.H$41]-[.$B52]);2)+POWER(([.H$42]-[.$C52]);2))" office:value-type="float" office:value="5.8309518948453" calcext:value-type="float">
            <text:p>5,8309518948453</text:p>
          </table:table-cell>
          <table:table-cell table:style-name="ce2" table:formula="of:=SQRT(POWER(([.I$41]-[.$B52]);2)+POWER(([.I$42]-[.$C52]);2))" office:value-type="float" office:value="5" calcext:value-type="float">
            <text:p>5</text:p>
          </table:table-cell>
          <table:table-cell table:style-name="ce2" table:formula="of:=SQRT(POWER(([.J$41]-[.$B52]);2)+POWER(([.J$42]-[.$C52]);2))" office:value-type="float" office:value="4.47213595499958" calcext:value-type="float">
            <text:p>4,47213595499958</text:p>
          </table:table-cell>
          <table:table-cell table:style-name="ce2" table:formula="of:=SQRT(POWER(([.K$41]-[.$B52]);2)+POWER(([.K$42]-[.$C52]);2))" office:value-type="float" office:value="6.08276253029822" calcext:value-type="float">
            <text:p>6,08276253029822</text:p>
          </table:table-cell>
        </table:table-row>
        <table:table-row table:style-name="ro1">
          <table:table-cell office:value-type="string" calcext:value-type="string">
            <text:p>EXC/DEF</text:p>
          </table:table-cell>
          <table:table-cell table:style-name="ce2" table:formula="of:=[.B44]-[.B43]" office:value-type="float" office:value="-2" calcext:value-type="float">
            <text:p>-2</text:p>
          </table:table-cell>
          <table:table-cell table:style-name="ce2" table:formula="of:=[.C44]-[.C43]" office:value-type="float" office:value="7" calcext:value-type="float">
            <text:p>7</text:p>
          </table:table-cell>
          <table:table-cell table:style-name="ce2" table:formula="of:=[.D44]-[.D43]" office:value-type="float" office:value="-4" calcext:value-type="float">
            <text:p>-4</text:p>
          </table:table-cell>
          <table:table-cell table:style-name="ce2" table:formula="of:=[.E44]-[.E43]" office:value-type="float" office:value="-3" calcext:value-type="float">
            <text:p>-3</text:p>
          </table:table-cell>
          <table:table-cell table:style-name="ce2" table:formula="of:=[.F44]-[.F43]" office:value-type="float" office:value="3" calcext:value-type="float">
            <text:p>3</text:p>
          </table:table-cell>
          <table:table-cell table:style-name="ce2" table:formula="of:=[.G44]-[.G43]" office:value-type="float" office:value="-7" calcext:value-type="float">
            <text:p>-7</text:p>
          </table:table-cell>
          <table:table-cell table:style-name="ce2" table:formula="of:=[.H44]-[.H43]" office:value-type="float" office:value="-1" calcext:value-type="float">
            <text:p>-1</text:p>
          </table:table-cell>
          <table:table-cell table:style-name="ce2" table:formula="of:=[.I44]-[.I43]" office:value-type="float" office:value="4" calcext:value-type="float">
            <text:p>4</text:p>
          </table:table-cell>
          <table:table-cell table:style-name="ce2" table:formula="of:=[.J44]-[.J43]" office:value-type="float" office:value="6" calcext:value-type="float">
            <text:p>6</text:p>
          </table:table-cell>
          <table:table-cell table:style-name="ce2" table:formula="of:=[.K44]-[.K43]" office:value-type="float" office:value="-5" calcext:value-type="float">
            <text:p>-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SQRT(POWER(([.B$41]-[.$B53]);2)+POWER(([.B$42]-[.$C53]);2))" office:value-type="float" office:value="7" calcext:value-type="float">
            <text:p>7</text:p>
          </table:table-cell>
          <table:table-cell table:style-name="ce2" table:formula="of:=SQRT(POWER(([.C$41]-[.$B53]);2)+POWER(([.C$42]-[.$C53]);2))" office:value-type="float" office:value="5" calcext:value-type="float">
            <text:p>5</text:p>
          </table:table-cell>
          <table:table-cell table:style-name="ce2" table:formula="of:=SQRT(POWER(([.D$41]-[.$B53]);2)+POWER(([.D$42]-[.$C53]);2))" office:value-type="float" office:value="3.60555127546399" calcext:value-type="float">
            <text:p>3,60555127546399</text:p>
          </table:table-cell>
          <table:table-cell table:style-name="ce2" table:formula="of:=SQRT(POWER(([.E$41]-[.$B53]);2)+POWER(([.E$42]-[.$C53]);2))" office:value-type="float" office:value="2.23606797749979" calcext:value-type="float">
            <text:p>2,23606797749979</text:p>
          </table:table-cell>
          <table:table-cell table:style-name="ce2" table:formula="of:=SQRT(POWER(([.F$41]-[.$B53]);2)+POWER(([.F$42]-[.$C53]);2))" office:value-type="float" office:value="0" calcext:value-type="float">
            <text:p>0</text:p>
          </table:table-cell>
          <table:table-cell table:style-name="ce2" table:formula="of:=SQRT(POWER(([.G$41]-[.$B53]);2)+POWER(([.G$42]-[.$C53]);2))" office:value-type="float" office:value="5" calcext:value-type="float">
            <text:p>5</text:p>
          </table:table-cell>
          <table:table-cell table:style-name="ce2" table:formula="of:=SQRT(POWER(([.H$41]-[.$B53]);2)+POWER(([.H$42]-[.$C53]);2))" office:value-type="float" office:value="7.81024967590665" calcext:value-type="float">
            <text:p>7,81024967590665</text:p>
          </table:table-cell>
          <table:table-cell table:style-name="ce2" table:formula="of:=SQRT(POWER(([.I$41]-[.$B53]);2)+POWER(([.I$42]-[.$C53]);2))" office:value-type="float" office:value="6.32455532033676" calcext:value-type="float">
            <text:p>6,32455532033676</text:p>
          </table:table-cell>
          <table:table-cell table:style-name="ce2" table:formula="of:=SQRT(POWER(([.J$41]-[.$B53]);2)+POWER(([.J$42]-[.$C53]);2))" office:value-type="float" office:value="5" calcext:value-type="float">
            <text:p>5</text:p>
          </table:table-cell>
          <table:table-cell table:style-name="ce2" table:formula="of:=SQRT(POWER(([.K$41]-[.$B53]);2)+POWER(([.K$42]-[.$C53]);2))" office:value-type="float" office:value="7.61577310586391" calcext:value-type="float">
            <text:p>7,61577310586391</text:p>
          </table:table-cell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style-name="ce2" table:formula="of:=SQRT(POWER(([.B$41]-[.$B54]);2)+POWER(([.B$42]-[.$C54]);2))" office:value-type="float" office:value="8.60232526704263" calcext:value-type="float">
            <text:p>8,60232526704263</text:p>
          </table:table-cell>
          <table:table-cell table:style-name="ce2" table:formula="of:=SQRT(POWER(([.C$41]-[.$B54]);2)+POWER(([.C$42]-[.$C54]);2))" office:value-type="float" office:value="3.16227766016838" calcext:value-type="float">
            <text:p>3,16227766016838</text:p>
          </table:table-cell>
          <table:table-cell table:style-name="ce2" table:formula="of:=SQRT(POWER(([.D$41]-[.$B54]);2)+POWER(([.D$42]-[.$C54]);2))" office:value-type="float" office:value="4.24264068711929" calcext:value-type="float">
            <text:p>4,24264068711929</text:p>
          </table:table-cell>
          <table:table-cell table:style-name="ce2" table:formula="of:=SQRT(POWER(([.E$41]-[.$B54]);2)+POWER(([.E$42]-[.$C54]);2))" office:value-type="float" office:value="3.16227766016838" calcext:value-type="float">
            <text:p>3,16227766016838</text:p>
          </table:table-cell>
          <table:table-cell table:style-name="ce2" table:formula="of:=SQRT(POWER(([.F$41]-[.$B54]);2)+POWER(([.F$42]-[.$C54]);2))" office:value-type="float" office:value="5" calcext:value-type="float">
            <text:p>5</text:p>
          </table:table-cell>
          <table:table-cell table:style-name="ce2" table:formula="of:=SQRT(POWER(([.G$41]-[.$B54]);2)+POWER(([.G$42]-[.$C54]);2))" office:value-type="float" office:value="0" calcext:value-type="float">
            <text:p>0</text:p>
          </table:table-cell>
          <table:table-cell table:style-name="ce2" table:formula="of:=SQRT(POWER(([.H$41]-[.$B54]);2)+POWER(([.H$42]-[.$C54]);2))" office:value-type="float" office:value="6" calcext:value-type="float">
            <text:p>6</text:p>
          </table:table-cell>
          <table:table-cell table:style-name="ce2" table:formula="of:=SQRT(POWER(([.I$41]-[.$B54]);2)+POWER(([.I$42]-[.$C54]);2))" office:value-type="float" office:value="6.70820393249937" calcext:value-type="float">
            <text:p>6,70820393249937</text:p>
          </table:table-cell>
          <table:table-cell table:style-name="ce2" table:formula="of:=SQRT(POWER(([.J$41]-[.$B54]);2)+POWER(([.J$42]-[.$C54]);2))" office:value-type="float" office:value="7.07106781186548" calcext:value-type="float">
            <text:p>7,07106781186548</text:p>
          </table:table-cell>
          <table:table-cell table:style-name="ce2" table:formula="of:=SQRT(POWER(([.K$41]-[.$B54]);2)+POWER(([.K$42]-[.$C54]);2))" office:value-type="float" office:value="7.28010988928052" calcext:value-type="float">
            <text:p>7,28010988928052</text:p>
          </table:table-cell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table:style-name="ce2" table:formula="of:=SQRT(POWER(([.B$41]-[.$B55]);2)+POWER(([.B$42]-[.$C55]);2))" office:value-type="float" office:value="5.09901951359278" calcext:value-type="float">
            <text:p>5,09901951359278</text:p>
          </table:table-cell>
          <table:table-cell table:style-name="ce2" table:formula="of:=SQRT(POWER(([.C$41]-[.$B55]);2)+POWER(([.C$42]-[.$C55]);2))" office:value-type="float" office:value="3.16227766016838" calcext:value-type="float">
            <text:p>3,16227766016838</text:p>
          </table:table-cell>
          <table:table-cell table:style-name="ce2" table:formula="of:=SQRT(POWER(([.D$41]-[.$B55]);2)+POWER(([.D$42]-[.$C55]);2))" office:value-type="float" office:value="4.24264068711929" calcext:value-type="float">
            <text:p>4,24264068711929</text:p>
          </table:table-cell>
          <table:table-cell table:style-name="ce2" table:formula="of:=SQRT(POWER(([.E$41]-[.$B55]);2)+POWER(([.E$42]-[.$C55]);2))" office:value-type="float" office:value="5.8309518948453" calcext:value-type="float">
            <text:p>5,8309518948453</text:p>
          </table:table-cell>
          <table:table-cell table:style-name="ce2" table:formula="of:=SQRT(POWER(([.F$41]-[.$B55]);2)+POWER(([.F$42]-[.$C55]);2))" office:value-type="float" office:value="7.81024967590665" calcext:value-type="float">
            <text:p>7,81024967590665</text:p>
          </table:table-cell>
          <table:table-cell table:style-name="ce2" table:formula="of:=SQRT(POWER(([.G$41]-[.$B55]);2)+POWER(([.G$42]-[.$C55]);2))" office:value-type="float" office:value="6" calcext:value-type="float">
            <text:p>6</text:p>
          </table:table-cell>
          <table:table-cell table:style-name="ce2" table:formula="of:=SQRT(POWER(([.H$41]-[.$B55]);2)+POWER(([.H$42]-[.$C55]);2))" office:value-type="float" office:value="0" calcext:value-type="float">
            <text:p>0</text:p>
          </table:table-cell>
          <table:table-cell table:style-name="ce2" table:formula="of:=SQRT(POWER(([.I$41]-[.$B55]);2)+POWER(([.I$42]-[.$C55]);2))" office:value-type="float" office:value="3" calcext:value-type="float">
            <text:p>3</text:p>
          </table:table-cell>
          <table:table-cell table:style-name="ce2" table:formula="of:=SQRT(POWER(([.J$41]-[.$B55]);2)+POWER(([.J$42]-[.$C55]);2))" office:value-type="float" office:value="5.09901951359278" calcext:value-type="float">
            <text:p>5,09901951359278</text:p>
          </table:table-cell>
          <table:table-cell table:style-name="ce2" table:formula="of:=SQRT(POWER(([.K$41]-[.$B55]);2)+POWER(([.K$42]-[.$C55]);2))" office:value-type="float" office:value="2.23606797749979" calcext:value-type="float">
            <text:p>2,23606797749979</text:p>
          </table:table-cell>
        </table:table-row>
        <table:table-row table:style-name="ro1">
          <table:table-cell office:value-type="string" calcext:value-type="string">
            <text:p>Agence</text:p>
          </table:table-cell>
          <table:table-cell office:value-type="string" calcext:value-type="string">
            <text:p>Coord X</text:p>
          </table:table-cell>
          <table:table-cell office:value-type="string" calcext:value-type="string">
            <text:p>Coord Y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style-name="ce2" table:formula="of:=SQRT(POWER(([.B$41]-[.$B56]);2)+POWER(([.B$42]-[.$C56]);2))" office:value-type="float" office:value="2.23606797749979" calcext:value-type="float">
            <text:p>2,23606797749979</text:p>
          </table:table-cell>
          <table:table-cell table:style-name="ce2" table:formula="of:=SQRT(POWER(([.C$41]-[.$B56]);2)+POWER(([.C$42]-[.$C56]);2))" office:value-type="float" office:value="3.60555127546399" calcext:value-type="float">
            <text:p>3,60555127546399</text:p>
          </table:table-cell>
          <table:table-cell table:style-name="ce2" table:formula="of:=SQRT(POWER(([.D$41]-[.$B56]);2)+POWER(([.D$42]-[.$C56]);2))" office:value-type="float" office:value="3" calcext:value-type="float">
            <text:p>3</text:p>
          </table:table-cell>
          <table:table-cell table:style-name="ce2" table:formula="of:=SQRT(POWER(([.E$41]-[.$B56]);2)+POWER(([.E$42]-[.$C56]);2))" office:value-type="float" office:value="5" calcext:value-type="float">
            <text:p>5</text:p>
          </table:table-cell>
          <table:table-cell table:style-name="ce2" table:formula="of:=SQRT(POWER(([.F$41]-[.$B56]);2)+POWER(([.F$42]-[.$C56]);2))" office:value-type="float" office:value="6.32455532033676" calcext:value-type="float">
            <text:p>6,32455532033676</text:p>
          </table:table-cell>
          <table:table-cell table:style-name="ce2" table:formula="of:=SQRT(POWER(([.G$41]-[.$B56]);2)+POWER(([.G$42]-[.$C56]);2))" office:value-type="float" office:value="6.70820393249937" calcext:value-type="float">
            <text:p>6,70820393249937</text:p>
          </table:table-cell>
          <table:table-cell table:style-name="ce2" table:formula="of:=SQRT(POWER(([.H$41]-[.$B56]);2)+POWER(([.H$42]-[.$C56]);2))" office:value-type="float" office:value="3" calcext:value-type="float">
            <text:p>3</text:p>
          </table:table-cell>
          <table:table-cell table:style-name="ce2" table:formula="of:=SQRT(POWER(([.I$41]-[.$B56]);2)+POWER(([.I$42]-[.$C56]);2))" office:value-type="float" office:value="0" calcext:value-type="float">
            <text:p>0</text:p>
          </table:table-cell>
          <table:table-cell table:style-name="ce2" table:formula="of:=SQRT(POWER(([.J$41]-[.$B56]);2)+POWER(([.J$42]-[.$C56]);2))" office:value-type="float" office:value="2.23606797749979" calcext:value-type="float">
            <text:p>2,23606797749979</text:p>
          </table:table-cell>
          <table:table-cell table:style-name="ce2" table:formula="of:=SQRT(POWER(([.K$41]-[.$B56]);2)+POWER(([.K$42]-[.$C56]);2))" office:value-type="float" office:value="1.4142135623731" calcext:value-type="float">
            <text:p>1,414213562373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style-name="ce2" table:formula="of:=SQRT(POWER(([.B$41]-[.$B57]);2)+POWER(([.B$42]-[.$C57]);2))" office:value-type="float" office:value="2" calcext:value-type="float">
            <text:p>2</text:p>
          </table:table-cell>
          <table:table-cell table:style-name="ce2" table:formula="of:=SQRT(POWER(([.C$41]-[.$B57]);2)+POWER(([.C$42]-[.$C57]);2))" office:value-type="float" office:value="4.47213595499958" calcext:value-type="float">
            <text:p>4,47213595499958</text:p>
          </table:table-cell>
          <table:table-cell table:style-name="ce2" table:formula="of:=SQRT(POWER(([.D$41]-[.$B57]);2)+POWER(([.D$42]-[.$C57]);2))" office:value-type="float" office:value="2.82842712474619" calcext:value-type="float">
            <text:p>2,82842712474619</text:p>
          </table:table-cell>
          <table:table-cell table:style-name="ce2" table:formula="of:=SQRT(POWER(([.E$41]-[.$B57]);2)+POWER(([.E$42]-[.$C57]);2))" office:value-type="float" office:value="4.47213595499958" calcext:value-type="float">
            <text:p>4,47213595499958</text:p>
          </table:table-cell>
          <table:table-cell table:style-name="ce2" table:formula="of:=SQRT(POWER(([.F$41]-[.$B57]);2)+POWER(([.F$42]-[.$C57]);2))" office:value-type="float" office:value="5" calcext:value-type="float">
            <text:p>5</text:p>
          </table:table-cell>
          <table:table-cell table:style-name="ce2" table:formula="of:=SQRT(POWER(([.G$41]-[.$B57]);2)+POWER(([.G$42]-[.$C57]);2))" office:value-type="float" office:value="7.07106781186548" calcext:value-type="float">
            <text:p>7,07106781186548</text:p>
          </table:table-cell>
          <table:table-cell table:style-name="ce2" table:formula="of:=SQRT(POWER(([.H$41]-[.$B57]);2)+POWER(([.H$42]-[.$C57]);2))" office:value-type="float" office:value="5.09901951359278" calcext:value-type="float">
            <text:p>5,09901951359278</text:p>
          </table:table-cell>
          <table:table-cell table:style-name="ce2" table:formula="of:=SQRT(POWER(([.I$41]-[.$B57]);2)+POWER(([.I$42]-[.$C57]);2))" office:value-type="float" office:value="2.23606797749979" calcext:value-type="float">
            <text:p>2,23606797749979</text:p>
          </table:table-cell>
          <table:table-cell table:style-name="ce2" table:formula="of:=SQRT(POWER(([.J$41]-[.$B57]);2)+POWER(([.J$42]-[.$C57]);2))" office:value-type="float" office:value="0" calcext:value-type="float">
            <text:p>0</text:p>
          </table:table-cell>
          <table:table-cell table:style-name="ce2" table:formula="of:=SQRT(POWER(([.K$41]-[.$B57]);2)+POWER(([.K$42]-[.$C57]);2))" office:value-type="float" office:value="3.60555127546399" calcext:value-type="float">
            <text:p>3,6055512754639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2" table:formula="of:=SQRT(POWER(([.B$41]-[.$B58]);2)+POWER(([.B$42]-[.$C58]);2))" office:value-type="float" office:value="3" calcext:value-type="float">
            <text:p>3</text:p>
          </table:table-cell>
          <table:table-cell table:style-name="ce2" table:formula="of:=SQRT(POWER(([.C$41]-[.$B58]);2)+POWER(([.C$42]-[.$C58]);2))" office:value-type="float" office:value="4.12310562561766" calcext:value-type="float">
            <text:p>4,12310562561766</text:p>
          </table:table-cell>
          <table:table-cell table:style-name="ce2" table:formula="of:=SQRT(POWER(([.D$41]-[.$B58]);2)+POWER(([.D$42]-[.$C58]);2))" office:value-type="float" office:value="4.12310562561766" calcext:value-type="float">
            <text:p>4,12310562561766</text:p>
          </table:table-cell>
          <table:table-cell table:style-name="ce2" table:formula="of:=SQRT(POWER(([.E$41]-[.$B58]);2)+POWER(([.E$42]-[.$C58]);2))" office:value-type="float" office:value="6.08276253029822" calcext:value-type="float">
            <text:p>6,08276253029822</text:p>
          </table:table-cell>
          <table:table-cell table:style-name="ce2" table:formula="of:=SQRT(POWER(([.F$41]-[.$B58]);2)+POWER(([.F$42]-[.$C58]);2))" office:value-type="float" office:value="7.61577310586391" calcext:value-type="float">
            <text:p>7,61577310586391</text:p>
          </table:table-cell>
          <table:table-cell table:style-name="ce2" table:formula="of:=SQRT(POWER(([.G$41]-[.$B58]);2)+POWER(([.G$42]-[.$C58]);2))" office:value-type="float" office:value="7.28010988928052" calcext:value-type="float">
            <text:p>7,28010988928052</text:p>
          </table:table-cell>
          <table:table-cell table:style-name="ce2" table:formula="of:=SQRT(POWER(([.H$41]-[.$B58]);2)+POWER(([.H$42]-[.$C58]);2))" office:value-type="float" office:value="2.23606797749979" calcext:value-type="float">
            <text:p>2,23606797749979</text:p>
          </table:table-cell>
          <table:table-cell table:style-name="ce2" table:formula="of:=SQRT(POWER(([.I$41]-[.$B58]);2)+POWER(([.I$42]-[.$C58]);2))" office:value-type="float" office:value="1.4142135623731" calcext:value-type="float">
            <text:p>1,4142135623731</text:p>
          </table:table-cell>
          <table:table-cell table:style-name="ce2" table:formula="of:=SQRT(POWER(([.J$41]-[.$B58]);2)+POWER(([.J$42]-[.$C58]);2))" office:value-type="float" office:value="3.60555127546399" calcext:value-type="float">
            <text:p>3,60555127546399</text:p>
          </table:table-cell>
          <table:table-cell table:style-name="ce2" table:formula="of:=SQRT(POWER(([.K$41]-[.$B58]);2)+POWER(([.K$42]-[.$C58]);2)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b vehicu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me envoi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56:.P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57:.P5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58:.P5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59:.P5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60:.P6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61:.P6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62:.P6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63:.P6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64:.P6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3" table:formula="of:=SUM([.G65:.P6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f</text:p>
          </table:table-cell>
          <table:table-cell table:number-columns-repeated="4"/>
          <table:table-cell office:value-type="string" calcext:value-type="string">
            <text:p>Somme ajout</text:p>
          </table:table-cell>
          <table:table-cell table:style-name="ce3" table:formula="of:=SUM([.G56:.G65])" office:value-type="float" office:value="0" calcext:value-type="float">
            <text:p>0</text:p>
          </table:table-cell>
          <table:table-cell table:style-name="ce3" table:formula="of:=SUM([.H56:.H65])" office:value-type="float" office:value="0" calcext:value-type="float">
            <text:p>0</text:p>
          </table:table-cell>
          <table:table-cell table:style-name="ce3" table:formula="of:=SUM([.I56:.I65])" office:value-type="float" office:value="0" calcext:value-type="float">
            <text:p>0</text:p>
          </table:table-cell>
          <table:table-cell table:style-name="ce3" table:formula="of:=SUM([.J56:.J65])" office:value-type="float" office:value="0" calcext:value-type="float">
            <text:p>0</text:p>
          </table:table-cell>
          <table:table-cell table:style-name="ce3" table:formula="of:=SUM([.K56:.K65])" office:value-type="float" office:value="0" calcext:value-type="float">
            <text:p>0</text:p>
          </table:table-cell>
          <table:table-cell table:style-name="ce3" table:formula="of:=SUM([.L56:.L65])" office:value-type="float" office:value="0" calcext:value-type="float">
            <text:p>0</text:p>
          </table:table-cell>
          <table:table-cell table:style-name="ce3" table:formula="of:=SUM([.M56:.M65])" office:value-type="float" office:value="0" calcext:value-type="float">
            <text:p>0</text:p>
          </table:table-cell>
          <table:table-cell table:style-name="ce3" table:formula="of:=SUM([.N56:.N65])" office:value-type="float" office:value="0" calcext:value-type="float">
            <text:p>0</text:p>
          </table:table-cell>
          <table:table-cell table:style-name="ce3" table:formula="of:=SUM([.O56:.O65])" office:value-type="float" office:value="0" calcext:value-type="float">
            <text:p>0</text:p>
          </table:table-cell>
          <table:table-cell table:style-name="ce3" table:formula="of:=SUM([.P56:.P6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0.3*SUMPRODUCT([.G56:.P65];[.N41:.W50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omme envoi</text:p>
          </table:table-cell>
          <table:table-cell table:formula="of:=[.Q56]" office:value-type="float" office:value="0" calcext:value-type="float">
            <text:p>0</text:p>
          </table:table-cell>
          <table:table-cell table:formula="of:=[.Q57]" office:value-type="float" office:value="0" calcext:value-type="float">
            <text:p>0</text:p>
          </table:table-cell>
          <table:table-cell table:formula="of:=[.Q58]" office:value-type="float" office:value="0" calcext:value-type="float">
            <text:p>0</text:p>
          </table:table-cell>
          <table:table-cell table:formula="of:=[.Q59]" office:value-type="float" office:value="0" calcext:value-type="float">
            <text:p>0</text:p>
          </table:table-cell>
          <table:table-cell table:formula="of:=[.Q60]" office:value-type="float" office:value="0" calcext:value-type="float">
            <text:p>0</text:p>
          </table:table-cell>
          <table:table-cell table:formula="of:=[.Q61]" office:value-type="float" office:value="0" calcext:value-type="float">
            <text:p>0</text:p>
          </table:table-cell>
          <table:table-cell table:formula="of:=[.Q62]" office:value-type="float" office:value="0" calcext:value-type="float">
            <text:p>0</text:p>
          </table:table-cell>
          <table:table-cell table:formula="of:=[.Q63]" office:value-type="float" office:value="0" calcext:value-type="float">
            <text:p>0</text:p>
          </table:table-cell>
          <table:table-cell table:formula="of:=[.Q64]" office:value-type="float" office:value="0" calcext:value-type="float">
            <text:p>0</text:p>
          </table:table-cell>
          <table:table-cell table:formula="of:=[.Q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omme </text:p>
          </table:table-cell>
          <table:table-cell table:style-name="ce2" table:formula="of:=SUM([.G66];[.G67])" office:value-type="float" office:value="0" calcext:value-type="float">
            <text:p>0</text:p>
          </table:table-cell>
          <table:table-cell table:style-name="ce2" table:formula="of:=SUM([.H66];[.H67])" office:value-type="float" office:value="0" calcext:value-type="float">
            <text:p>0</text:p>
          </table:table-cell>
          <table:table-cell table:style-name="ce2" table:formula="of:=SUM([.I66];[.I67])" office:value-type="float" office:value="0" calcext:value-type="float">
            <text:p>0</text:p>
          </table:table-cell>
          <table:table-cell table:style-name="ce2" table:formula="of:=SUM([.J66];[.J67])" office:value-type="float" office:value="0" calcext:value-type="float">
            <text:p>0</text:p>
          </table:table-cell>
          <table:table-cell table:style-name="ce2" table:formula="of:=SUM([.K66];[.K67])" office:value-type="float" office:value="0" calcext:value-type="float">
            <text:p>0</text:p>
          </table:table-cell>
          <table:table-cell table:style-name="ce2" table:formula="of:=SUM([.L66];[.L67])" office:value-type="float" office:value="0" calcext:value-type="float">
            <text:p>0</text:p>
          </table:table-cell>
          <table:table-cell table:style-name="ce2" table:formula="of:=SUM([.M66];[.M67])" office:value-type="float" office:value="0" calcext:value-type="float">
            <text:p>0</text:p>
          </table:table-cell>
          <table:table-cell table:style-name="ce2" table:formula="of:=SUM([.N66];[.N67])" office:value-type="float" office:value="0" calcext:value-type="float">
            <text:p>0</text:p>
          </table:table-cell>
          <table:table-cell table:style-name="ce2" table:formula="of:=SUM([.O66];[.O67])" office:value-type="float" office:value="0" calcext:value-type="float">
            <text:p>0</text:p>
          </table:table-cell>
          <table:table-cell table:style-name="ce2" table:formula="of:=SUM([.P66];[.P67]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20"/>
          <table:table-cell table:style-name="ce3"/>
          <table:table-cell table:number-columns-repeated="2"/>
        </table:table-row>
        <table:table-row table:style-name="ro1">
          <table:table-cell table:number-columns-repeated="20"/>
          <table:table-cell table:style-name="ce3"/>
          <table:table-cell table:number-columns-repeated="2"/>
        </table:table-row>
      </table:table>
      <table:table table:name="Feuille2" table:style-name="ta1">
        <table:table-column table:style-name="co8" table:default-cell-style-name="ce8"/>
        <table:table-column table:style-name="co9" table:default-cell-style-name="ce20"/>
        <table:table-column table:style-name="co4" table:number-columns-repeated="2" table:default-cell-style-name="ce21"/>
        <table:table-column table:style-name="co4" table:number-columns-repeated="8" table:default-cell-style-name="Default"/>
        <table:table-column table:style-name="co4" table:number-columns-repeated="2" table:default-cell-style-name="ce8"/>
        <table:table-row table:style-name="ro1">
          <table:table-cell/>
          <table:table-cell table:style-name="ce19"/>
          <table:table-cell table:style-name="ce20" office:value-type="string" calcext:value-type="string">
            <text:p>Berlin</text:p>
          </table:table-cell>
          <table:table-cell table:style-name="ce20" office:value-type="string" calcext:value-type="string">
            <text:p>Berne</text:p>
          </table:table-cell>
          <table:table-cell table:style-name="ce20" office:value-type="string" calcext:value-type="string">
            <text:p>Bruxelles</text:p>
          </table:table-cell>
          <table:table-cell table:style-name="ce20" office:value-type="string" calcext:value-type="string">
            <text:p>Londres</text:p>
          </table:table-cell>
          <table:table-cell table:style-name="ce20" office:value-type="string" calcext:value-type="string">
            <text:p>Rome</text:p>
          </table:table-cell>
          <table:table-cell table:style-name="ce20" office:value-type="string" calcext:value-type="string">
            <text:p>Vien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rdeaux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rmont-Ferra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seil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  <table:table-cell table:style-name="ce39" table:formula="of:=SUMPRODUCT([.C2:.H7];[.C10:.H15]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c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ulou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9"/>
          <table:table-cell table:style-name="ce20" office:value-type="string" calcext:value-type="string">
            <text:p>Berlin</text:p>
          </table:table-cell>
          <table:table-cell table:style-name="ce20" office:value-type="string" calcext:value-type="string">
            <text:p>Berne</text:p>
          </table:table-cell>
          <table:table-cell table:style-name="ce20" office:value-type="string" calcext:value-type="string">
            <text:p>Bruxelles</text:p>
          </table:table-cell>
          <table:table-cell table:style-name="ce20" office:value-type="string" calcext:value-type="string">
            <text:p>Londres</text:p>
          </table:table-cell>
          <table:table-cell table:style-name="ce20" office:value-type="string" calcext:value-type="string">
            <text:p>Rome</text:p>
          </table:table-cell>
          <table:table-cell table:style-name="ce20" office:value-type="string" calcext:value-type="string">
            <text:p>Vien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rdeaux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24" table:formula="of:=SUM([.C10:.H1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ermont-Ferrand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24" table:formula="of:=SUM([.C11:.H1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seille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24" table:formula="of:=SUM([.C12:.H1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24" table:formula="of:=SUM([.C13:.H1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ce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4" table:formula="of:=SUM([.C14:.H1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ulouse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table:formula="of:=SUM([.C15:.H1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24" table:formula="of:=SUM([.C10:.C15])" office:value-type="float" office:value="1" calcext:value-type="float">
            <text:p>1</text:p>
          </table:table-cell>
          <table:table-cell table:style-name="ce24" table:formula="of:=SUM([.D10:.D15])" office:value-type="float" office:value="1" calcext:value-type="float">
            <text:p>1</text:p>
          </table:table-cell>
          <table:table-cell table:style-name="ce24" table:formula="of:=SUM([.E10:.E15])" office:value-type="float" office:value="1" calcext:value-type="float">
            <text:p>1</text:p>
          </table:table-cell>
          <table:table-cell table:style-name="ce24" table:formula="of:=SUM([.F10:.F15])" office:value-type="float" office:value="1" calcext:value-type="float">
            <text:p>1</text:p>
          </table:table-cell>
          <table:table-cell table:style-name="ce24" table:formula="of:=SUM([.G10:.G15])" office:value-type="float" office:value="1" calcext:value-type="float">
            <text:p>1</text:p>
          </table:table-cell>
          <table:table-cell table:style-name="ce24" table:formula="of:=SUM([.H10:.H1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11"/>
          <table:table-cell table:number-columns-repeated="2"/>
        </table:table-row>
        <table:table-row table:style-name="ro1" table:number-rows-repeated="3">
          <table:table-cell/>
          <table:table-cell table:style-name="ce8" table:number-columns-repeated="11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Nantes</text:p>
          </table:table-cell>
          <table:table-cell table:style-name="ce19" office:value-type="string" calcext:value-type="string">
            <text:p>Troyes</text:p>
          </table:table-cell>
          <table:table-cell table:style-name="ce19" office:value-type="string" calcext:value-type="string">
            <text:p>Lorient</text:p>
          </table:table-cell>
          <table:table-cell/>
          <table:table-cell table:style-name="ce19" office:value-type="string" calcext:value-type="string">
            <text:p>Montant max</text:p>
          </table:table-cell>
          <table:table-cell/>
          <table:table-cell table:style-name="ce19"/>
          <table:table-cell table:style-name="ce19" office:value-type="string" calcext:value-type="string">
            <text:p>Nantes</text:p>
          </table:table-cell>
          <table:table-cell table:style-name="ce19" office:value-type="string" calcext:value-type="string">
            <text:p>Troyes</text:p>
          </table:table-cell>
          <table:table-cell table:style-name="ce19" office:value-type="string" calcext:value-type="string">
            <text:p>Lorient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Banque 1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6.1" calcext:value-type="float">
            <text:p>6,1</text:p>
          </table:table-cell>
          <table:table-cell/>
          <table:table-cell table:style-name="ce23" office:value-type="float" office:value="300000" calcext:value-type="float">
            <text:p>300000</text:p>
          </table:table-cell>
          <table:table-cell/>
          <table:table-cell table:style-name="ce19" office:value-type="string" calcext:value-type="string">
            <text:p>Banque 1</text:p>
          </table:table-cell>
          <table:table-cell table:style-name="ce31" office:value-type="float" office:value="250000" calcext:value-type="float">
            <text:p>2500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0000" calcext:value-type="float">
            <text:p>50000</text:p>
          </table:table-cell>
          <table:table-cell table:style-name="ce31" table:formula="of:=SUM([.I23:.K23])" office:value-type="float" office:value="300000" calcext:value-type="float">
            <text:p>3000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Banque 2</text:p>
          </table:table-cell>
          <table:table-cell table:style-name="ce21" office:value-type="float" office:value="5.2" calcext:value-type="float">
            <text:p>5,2</text:p>
          </table:table-cell>
          <table:table-cell table:number-columns-repeated="2" office:value-type="float" office:value="6.2" calcext:value-type="float">
            <text:p>6,2</text:p>
          </table:table-cell>
          <table:table-cell/>
          <table:table-cell table:style-name="ce23" office:value-type="float" office:value="300000" calcext:value-type="float">
            <text:p>300000</text:p>
          </table:table-cell>
          <table:table-cell/>
          <table:table-cell table:style-name="ce19" office:value-type="string" calcext:value-type="string">
            <text:p>Banque 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20000" calcext:value-type="float">
            <text:p>120000</text:p>
          </table:table-cell>
          <table:table-cell table:style-name="ce31" table:formula="of:=SUM([.I24:.K24])" office:value-type="float" office:value="120000" calcext:value-type="float">
            <text:p>1200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Banque 3</text:p>
          </table:table-cell>
          <table:table-cell table:style-name="ce21" office:value-type="float" office:value="5.5" calcext:value-type="float">
            <text:p>5,5</text:p>
          </table:table-cell>
          <table:table-cell office:value-type="float" office:value="5.8" calcext:value-type="float">
            <text:p>5,8</text:p>
          </table:table-cell>
          <table:table-cell office:value-type="float" office:value="6.5" calcext:value-type="float">
            <text:p>6,5</text:p>
          </table:table-cell>
          <table:table-cell/>
          <table:table-cell table:style-name="ce23" office:value-type="float" office:value="300000" calcext:value-type="float">
            <text:p>300000</text:p>
          </table:table-cell>
          <table:table-cell/>
          <table:table-cell table:style-name="ce19" office:value-type="string" calcext:value-type="string">
            <text:p>Banque 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0000" calcext:value-type="float">
            <text:p>10000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SUM([.I25:.K25])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0" office:value-type="string" calcext:value-type="string">
            <text:p>Total</text:p>
          </table:table-cell>
          <table:table-cell table:style-name="ce31" table:formula="of:=SUM([.I23:.I25])" office:value-type="float" office:value="250000" calcext:value-type="float">
            <text:p>250000</text:p>
          </table:table-cell>
          <table:table-cell table:style-name="ce31" table:formula="of:=SUM([.J23:.J25])" office:value-type="float" office:value="100000" calcext:value-type="float">
            <text:p>100000</text:p>
          </table:table-cell>
          <table:table-cell table:style-name="ce31" table:formula="of:=SUM([.K23:.K25])" office:value-type="float" office:value="170000" calcext:value-type="float">
            <text:p>170000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19" office:value-type="string" calcext:value-type="string">
            <text:p>Prix boutique</text:p>
          </table:table-cell>
          <table:table-cell table:style-name="ce21" office:value-type="float" office:value="250000" calcext:value-type="float">
            <text:p>2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0000" calcext:value-type="float">
            <text:p>170000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9" office:value-type="string" calcext:value-type="string">
            <text:p>Res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34" table:formula="of:=SUM([.B31:.D33])" office:value-type="currency" office:currency="EUR" office:value="2879001.02133717" calcext:value-type="currency">
            <text:p>2 879 001,02 €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19" office:value-type="string" calcext:value-type="string">
            <text:p>Nantes</text:p>
          </table:table-cell>
          <table:table-cell table:style-name="ce19" office:value-type="string" calcext:value-type="string">
            <text:p>Troyes</text:p>
          </table:table-cell>
          <table:table-cell table:style-name="ce19" office:value-type="string" calcext:value-type="string">
            <text:p>Lorient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Banque 1</text:p>
          </table:table-cell>
          <table:table-cell table:style-name="ce22" table:formula="of:=-PMT([.B23];8;[.I23])" office:value-type="currency" office:currency="EUR" office:value="1250000.74421817" calcext:value-type="currency">
            <text:p>1 250 000,74 €</text:p>
          </table:table-cell>
          <table:table-cell table:style-name="ce22" table:formula="of:=-PMT([.C23];8;[.J23])" office:value-type="currency" office:currency="EUR" office:value="0" calcext:value-type="currency">
            <text:p>0,00 €</text:p>
          </table:table-cell>
          <table:table-cell table:style-name="ce22" table:formula="of:=-PMT([.D23];8;[.K23])" office:value-type="currency" office:currency="EUR" office:value="305000.04723165" calcext:value-type="currency">
            <text:p>305 000,05 €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Banque 2</text:p>
          </table:table-cell>
          <table:table-cell table:style-name="ce22" table:formula="of:=-PMT([.B24];8;[.I24])" office:value-type="currency" office:currency="EUR" office:value="0" calcext:value-type="currency">
            <text:p>0,00 €</text:p>
          </table:table-cell>
          <table:table-cell table:style-name="ce22" table:formula="of:=-PMT([.C24];8;[.J24])" office:value-type="currency" office:currency="EUR" office:value="0" calcext:value-type="currency">
            <text:p>0,00 €</text:p>
          </table:table-cell>
          <table:table-cell table:style-name="ce22" table:formula="of:=-PMT([.D24];8;[.K24])" office:value-type="currency" office:currency="EUR" office:value="744000.103017979" calcext:value-type="currency">
            <text:p>744 000,10 €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Banque 3</text:p>
          </table:table-cell>
          <table:table-cell table:style-name="ce22" table:formula="of:=-PMT([.B25];8;[.I25])" office:value-type="currency" office:currency="EUR" office:value="0" calcext:value-type="currency">
            <text:p>0,00 €</text:p>
          </table:table-cell>
          <table:table-cell table:style-name="ce22" table:formula="of:=-PMT([.C25];8;[.J25])" office:value-type="currency" office:currency="EUR" office:value="580000.126869371" calcext:value-type="currency">
            <text:p>580 000,13 €</text:p>
          </table:table-cell>
          <table:table-cell table:style-name="ce22" table:formula="of:=-PMT([.D25];8;[.K25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3" table:number-columns-repeated="12"/>
          <table:table-cell table:number-columns-repeated="2"/>
        </table:table-row>
        <table:table-row table:style-name="ro1" table:number-rows-repeated="2">
          <table:table-cell/>
          <table:table-cell table:style-name="ce8" table:number-columns-repeated="11"/>
          <table:table-cell table:number-columns-repeated="2"/>
        </table:table-row>
        <table:table-row table:style-name="ro1">
          <table:table-cell/>
          <table:table-cell table:style-name="ce8" table:number-columns-repeated="11"/>
          <table:table-cell table:number-columns-repeated="2"/>
        </table:table-row>
      </table:table>
      <table:table table:name="Machine" table:style-name="ta1">
        <table:table-column table:style-name="co4" table:default-cell-style-name="Default"/>
        <table:table-column table:style-name="co10" table:default-cell-style-name="ce21"/>
        <table:table-column table:style-name="co4" table:number-columns-repeated="6" table:default-cell-style-name="ce21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ers\mach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6" office:value-type="string" calcext:value-type="string">
            <text:p>Pers\mach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formula="of:=SUM([.C10:.H10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formula="of:=SUM([.C11:.H11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formula="of:=SUM([.C12:.H12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formula="of:=SUM([.C13:.H13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formula="of:=SUM([.C14:.H1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formula="of:=SUM([.C15:.H15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table:formula="of:=SUM([.C10:.C15])" office:value-type="float" office:value="1" calcext:value-type="float">
            <text:p>1</text:p>
          </table:table-cell>
          <table:table-cell table:style-name="Default" table:formula="of:=SUM([.D10:.D15])" office:value-type="float" office:value="1" calcext:value-type="float">
            <text:p>1</text:p>
          </table:table-cell>
          <table:table-cell table:style-name="Default" table:formula="of:=SUM([.E10:.E15])" office:value-type="float" office:value="1" calcext:value-type="float">
            <text:p>1</text:p>
          </table:table-cell>
          <table:table-cell table:style-name="Default" table:formula="of:=SUM([.F10:.F15])" office:value-type="float" office:value="1" calcext:value-type="float">
            <text:p>1</text:p>
          </table:table-cell>
          <table:table-cell table:style-name="Default" table:formula="of:=SUM([.G10:.G15])" office:value-type="float" office:value="1" calcext:value-type="float">
            <text:p>1</text:p>
          </table:table-cell>
          <table:table-cell table:style-name="Default" table:formula="of:=SUM([.H10:.H15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9" office:value-type="string" calcext:value-type="string">
            <text:p>res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ce26" table:formula="of:=SUMPRODUCT([.C2:.H7];[.C10:.H15])" office:value-type="float" office:value="177" calcext:value-type="float">
            <text:p>177</text:p>
          </table:table-cell>
          <table:table-cell table:style-name="Default" table:number-columns-repeated="6"/>
          <table:table-cell/>
        </table:table-row>
      </table:table>
      <table:table table:name="Eau" table:style-name="ta1">
        <table:table-column table:style-name="co4" table:default-cell-style-name="Default"/>
        <table:table-column table:style-name="co4" table:number-columns-repeated="3" table:default-cell-style-name="ce21"/>
        <table:table-column table:style-name="co4" table:default-cell-style-name="ce26"/>
        <table:table-column table:style-name="co4" table:default-cell-style-name="ce38"/>
        <table:table-column table:style-name="co4" table:number-columns-repeated="3" table:default-cell-style-name="ce35"/>
        <table:table-column table:style-name="co4" table:number-columns-repeated="5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Quantité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FluxIN</text:p>
          </table:table-cell>
          <table:table-cell office:value-type="string" calcext:value-type="string">
            <text:p>FluxOU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([.$B$3:.$B$23];[.G3];[.$E$3:.$E$23])" office:value-type="float" office:value="52" calcext:value-type="float">
            <text:p>52</text:p>
          </table:table-cell>
          <table:table-cell table:formula="of:=SUMIF([.$C$3:.$C$23];[.G3];[.$E$3:.$E$23]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IF([.$B$3:.$B$23];[.G4];[.$E$3:.$E$23])" office:value-type="float" office:value="35" calcext:value-type="float">
            <text:p>35</text:p>
          </table:table-cell>
          <table:table-cell table:formula="of:=SUMIF([.$C$3:.$C$23];[.G4];[.$E$3:.$E$23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IF([.$B$3:.$B$23];[.G5];[.$E$3:.$E$23])" office:value-type="float" office:value="17" calcext:value-type="float">
            <text:p>17</text:p>
          </table:table-cell>
          <table:table-cell table:formula="of:=SUMIF([.$C$3:.$C$23];[.G5];[.$E$3:.$E$23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IF([.$B$3:.$B$23];[.G6];[.$E$3:.$E$23])" office:value-type="float" office:value="11" calcext:value-type="float">
            <text:p>11</text:p>
          </table:table-cell>
          <table:table-cell table:formula="of:=SUMIF([.$C$3:.$C$23];[.G6];[.$E$3:.$E$2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IF([.$B$3:.$B$23];[.G7];[.$E$3:.$E$23])" office:value-type="float" office:value="11" calcext:value-type="float">
            <text:p>11</text:p>
          </table:table-cell>
          <table:table-cell table:formula="of:=SUMIF([.$C$3:.$C$23];[.G7];[.$E$3:.$E$2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IF([.$B$3:.$B$23];[.G8];[.$E$3:.$E$23])" office:value-type="float" office:value="21" calcext:value-type="float">
            <text:p>21</text:p>
          </table:table-cell>
          <table:table-cell table:formula="of:=SUMIF([.$C$3:.$C$23];[.G8];[.$E$3:.$E$23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IF([.$B$3:.$B$23];[.G9];[.$E$3:.$E$23])" office:value-type="float" office:value="20" calcext:value-type="float">
            <text:p>20</text:p>
          </table:table-cell>
          <table:table-cell table:formula="of:=SUMIF([.$C$3:.$C$23];[.G9];[.$E$3:.$E$2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IF([.$B$3:.$B$23];[.G10];[.$E$3:.$E$23])" office:value-type="float" office:value="20" calcext:value-type="float">
            <text:p>20</text:p>
          </table:table-cell>
          <table:table-cell table:formula="of:=SUMIF([.$C$3:.$C$23];[.G10];[.$E$3:.$E$2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IF([.$B$3:.$B$23];[.G11];[.$E$3:.$E$23])" office:value-type="float" office:value="17" calcext:value-type="float">
            <text:p>17</text:p>
          </table:table-cell>
          <table:table-cell table:formula="of:=SUMIF([.$C$3:.$C$23];[.G11];[.$E$3:.$E$23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IF([.$B$3:.$B$23];[.G12];[.$E$3:.$E$23])" office:value-type="float" office:value="15" calcext:value-type="float">
            <text:p>15</text:p>
          </table:table-cell>
          <table:table-cell table:formula="of:=SUMIF([.$C$3:.$C$23];[.G12];[.$E$3:.$E$23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IF([.$B$3:.$B$23];[.G13];[.$E$3:.$E$23])" office:value-type="float" office:value="20" calcext:value-type="float">
            <text:p>20</text:p>
          </table:table-cell>
          <table:table-cell table:formula="of:=SUMIF([.$C$3:.$C$23];[.G13];[.$E$3:.$E$2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IF([.$B$3:.$B$23];[.G14];[.$E$3:.$E$23])" office:value-type="float" office:value="52" calcext:value-type="float">
            <text:p>52</text:p>
          </table:table-cell>
          <table:table-cell table:formula="of:=SUMIF([.$C$3:.$C$23];[.G14];[.$E$3:.$E$23]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" table:number-columns-repeated="3"/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8" table:number-columns-repeated="3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8" table:number-columns-repeated="3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38" table:number-columns-repeated="3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style-name="ce38" table:number-columns-repeated="3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8" table:number-columns-repeated="3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style-name="ce38" table:number-columns-repeated="3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style-name="ce38" table:number-columns-repeated="3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7" table:formula="of:=SUM([.E20:.E22])" office:value-type="float" office:value="52" calcext:value-type="float">
            <text:p>52</text:p>
          </table:table-cell>
          <table:table-cell/>
          <table:table-cell table:style-name="ce38" table:number-columns-repeated="3"/>
          <table:table-cell table:number-columns-repeated="5"/>
        </table:table-row>
        <table:table-row table:style-name="ro1" table:number-rows-repeated="7">
          <table:table-cell/>
          <table:table-cell table:style-name="Default" table:number-columns-repeated="8"/>
          <table:table-cell table:number-columns-repeated="5"/>
        </table:table-row>
        <table:table-row table:style-name="ro1" table:number-rows-repeated="12">
          <table:table-cell table:style-name="ce36" table:number-columns-repeated="14"/>
        </table:table-row>
        <table:table-row table:style-name="ro1">
          <table:table-cell table:style-name="ce36" table:number-columns-repeated="14"/>
        </table:table-row>
      </table:table>
      <table:table table:name="Comm_Mili" table:style-name="ta1"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26"/>
        <table:table-column table:style-name="co4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Quantité</text:p>
          </table:table-cell>
          <table:table-cell/>
          <table:table-cell table:style-name="ce35" office:value-type="string" calcext:value-type="string">
            <text:p>Noeud</text:p>
          </table:table-cell>
          <table:table-cell table:style-name="ce35" office:value-type="string" calcext:value-type="string">
            <text:p>IN</text:p>
          </table:table-cell>
          <table:table-cell table:style-name="ce35" office:value-type="string" calcext:value-type="string">
            <text:p>OUT</text:p>
          </table:table-cell>
          <table:table-cell table:style-name="ce35" office:value-type="string" calcext:value-type="string">
            <text:p>Capacité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 table:style-name="ce35" table:formula="of:=SUMIF([.$C$3:.$C$48];[.F3];[.$D$3:.$D$48])" office:value-type="float" office:value="1" calcext:value-type="float">
            <text:p>1</text:p>
          </table:table-cell>
          <table:table-cell table:style-name="ce35" table:formula="of:=SUMIF([.$B$3:.$B$48];[.F3];[.$D$3:.$D$4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SUMIF([.$C$3:.$C$48];[.F4];[.$D$3:.$D$48])" office:value-type="float" office:value="1" calcext:value-type="float">
            <text:p>1</text:p>
          </table:table-cell>
          <table:table-cell table:style-name="ce35" table:formula="of:=SUMIF([.$B$3:.$B$48];[.F4];[.$D$3:.$D$4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SUMIF([.$C$3:.$C$48];[.F5];[.$D$3:.$D$48])" office:value-type="float" office:value="1" calcext:value-type="float">
            <text:p>1</text:p>
          </table:table-cell>
          <table:table-cell table:style-name="ce35" table:formula="of:=SUMIF([.$B$3:.$B$48];[.F5];[.$D$3:.$D$4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table:formula="of:=SUMIF([.$C$3:.$C$48];[.F6];[.$D$3:.$D$48])" office:value-type="float" office:value="1" calcext:value-type="float">
            <text:p>1</text:p>
          </table:table-cell>
          <table:table-cell table:style-name="ce35" table:formula="of:=SUMIF([.$B$3:.$B$48];[.F6];[.$D$3:.$D$4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SUMIF([.$C$3:.$C$48];[.F7];[.$D$3:.$D$48])" office:value-type="float" office:value="1" calcext:value-type="float">
            <text:p>1</text:p>
          </table:table-cell>
          <table:table-cell table:style-name="ce35" table:formula="of:=SUMIF([.$B$3:.$B$48];[.F7];[.$D$3:.$D$4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6" calcext:value-type="float">
            <text:p>6</text:p>
          </table:table-cell>
          <table:table-cell table:style-name="ce35" table:formula="of:=SUMIF([.$C$3:.$C$48];[.F8];[.$D$3:.$D$48])" office:value-type="float" office:value="1" calcext:value-type="float">
            <text:p>1</text:p>
          </table:table-cell>
          <table:table-cell table:style-name="ce35" table:formula="of:=SUMIF([.$B$3:.$B$48];[.F8];[.$D$3:.$D$4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7" calcext:value-type="float">
            <text:p>7</text:p>
          </table:table-cell>
          <table:table-cell table:style-name="ce35" table:formula="of:=SUMIF([.$C$3:.$C$48];[.F9];[.$D$3:.$D$48])" office:value-type="float" office:value="0" calcext:value-type="float">
            <text:p>0</text:p>
          </table:table-cell>
          <table:table-cell table:style-name="ce35" table:formula="of:=SUMIF([.$B$3:.$B$48];[.F9];[.$D$3:.$D$48])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8" calcext:value-type="float">
            <text:p>8</text:p>
          </table:table-cell>
          <table:table-cell table:style-name="ce35" table:formula="of:=SUMIF([.$C$3:.$C$48];[.F10];[.$D$3:.$D$48])" office:value-type="float" office:value="1" calcext:value-type="float">
            <text:p>1</text:p>
          </table:table-cell>
          <table:table-cell table:style-name="ce35" table:formula="of:=SUMIF([.$B$3:.$B$48];[.F10];[.$D$3:.$D$4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9" calcext:value-type="float">
            <text:p>9</text:p>
          </table:table-cell>
          <table:table-cell table:style-name="ce35" table:formula="of:=SUMIF([.$C$3:.$C$48];[.F11];[.$D$3:.$D$48])" office:value-type="float" office:value="1" calcext:value-type="float">
            <text:p>1</text:p>
          </table:table-cell>
          <table:table-cell table:style-name="ce35" table:formula="of:=SUMIF([.$B$3:.$B$48];[.F11];[.$D$3:.$D$4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table:formula="of:=SUMIF([.$C$3:.$C$48];[.F12];[.$D$3:.$D$48])" office:value-type="float" office:value="4" calcext:value-type="float">
            <text:p>4</text:p>
          </table:table-cell>
          <table:table-cell table:style-name="ce35" table:formula="of:=SUMIF([.$B$3:.$B$48];[.F12];[.$D$3:.$D$48])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35" table:formula="of:=SUMIF([.$C$3:.$C$48];[.F13];[.$D$3:.$D$48])" office:value-type="float" office:value="4" calcext:value-type="float">
            <text:p>4</text:p>
          </table:table-cell>
          <table:table-cell table:style-name="ce35" table:formula="of:=SUMIF([.$B$3:.$B$48];[.F13];[.$D$3:.$D$48])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float" office:value="12" calcext:value-type="float">
            <text:p>12</text:p>
          </table:table-cell>
          <table:table-cell table:style-name="ce35" table:formula="of:=SUMIF([.$C$3:.$C$48];[.F14];[.$D$3:.$D$48])" office:value-type="float" office:value="4" calcext:value-type="float">
            <text:p>4</text:p>
          </table:table-cell>
          <table:table-cell table:style-name="ce35" table:formula="of:=SUMIF([.$B$3:.$B$48];[.F14];[.$D$3:.$D$48])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office:value-type="float" office:value="13" calcext:value-type="float">
            <text:p>13</text:p>
          </table:table-cell>
          <table:table-cell table:style-name="ce35" table:formula="of:=SUMIF([.$C$3:.$C$48];[.F15];[.$D$3:.$D$48])" office:value-type="float" office:value="4" calcext:value-type="float">
            <text:p>4</text:p>
          </table:table-cell>
          <table:table-cell table:style-name="ce35" table:formula="of:=SUMIF([.$B$3:.$B$48];[.F15];[.$D$3:.$D$48])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table table:name="velos" table:style-name="ta1">
        <table:table-column table:style-name="co4" table:number-columns-repeated="3" table:default-cell-style-name="Default"/>
        <table:table-column table:style-name="co11" table:default-cell-style-name="Default"/>
        <table:table-column table:style-name="co4" table:number-columns-repeated="9" table:default-cell-style-name="Default"/>
        <table:table-row table:style-name="ro1">
          <table:table-cell table:style-name="ce8"/>
          <table:table-cell table:style-name="ce45" office:value-type="string" calcext:value-type="string">
            <text:p>DONNEES</text:p>
          </table:table-cell>
          <table:table-cell table:style-name="ce31" office:value-type="string" calcext:value-type="string">
            <text:p>VARIABLES</text:p>
          </table:table-cell>
          <table:table-cell table:style-name="ce35" office:value-type="string" calcext:value-type="string">
            <text:p>CONTRAINTES</text:p>
          </table:table-cell>
          <table:table-cell table:style-name="ce39" office:value-type="string" calcext:value-type="string">
            <text:p>OBJECTIF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6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Janvier</text:p>
          </table:table-cell>
          <table:table-cell table:style-name="ce45" office:value-type="string" calcext:value-type="string">
            <text:p>Fevrier</text:p>
          </table:table-cell>
          <table:table-cell table:style-name="ce45" office:value-type="string" calcext:value-type="string">
            <text:p>Mars</text:p>
          </table:table-cell>
          <table:table-cell table:style-name="ce45" office:value-type="string" calcext:value-type="string">
            <text:p>Avril</text:p>
          </table:table-cell>
          <table:table-cell table:style-name="ce45" office:value-type="string" calcext:value-type="string">
            <text:p>Mai</text:p>
          </table:table-cell>
          <table:table-cell table:style-name="ce45" office:value-type="string" calcext:value-type="string">
            <text:p>Juin</text:p>
          </table:table-cell>
          <table:table-cell table:style-name="ce45" office:value-type="string" calcext:value-type="string">
            <text:p>Juillet</text:p>
          </table:table-cell>
          <table:table-cell table:style-name="ce45" office:value-type="string" calcext:value-type="string">
            <text:p>Aout</text:p>
          </table:table-cell>
          <table:table-cell table:style-name="ce45" office:value-type="string" calcext:value-type="string">
            <text:p>Septembre</text:p>
          </table:table-cell>
          <table:table-cell table:style-name="ce45" office:value-type="string" calcext:value-type="string">
            <text:p>Octobre</text:p>
          </table:table-cell>
          <table:table-cell table:style-name="ce45" office:value-type="string" calcext:value-type="string">
            <text:p>Novembre</text:p>
          </table:table-cell>
          <table:table-cell table:style-name="ce45" office:value-type="string" calcext:value-type="string">
            <text:p>Decembre</text:p>
          </table:table-cell>
        </table:table-row>
        <table:table-row table:style-name="ro1">
          <table:table-cell table:style-name="ce45" office:value-type="string" calcext:value-type="string">
            <text:p>Prévisions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2" table:style-name="ce45" office:value-type="float" office:value="15" calcext:value-type="float">
            <text:p>15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0" calcext:value-type="float">
            <text:p>40</text:p>
          </table:table-cell>
          <table:table-cell table:number-columns-repeated="2" table:style-name="ce45" office:value-type="float" office:value="45" calcext:value-type="float">
            <text:p>4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30" calcext:value-type="float">
            <text:p>30</text:p>
          </table:table-cell>
        </table:table-row>
        <table:table-row table:style-name="ro1">
          <table:table-cell table:style-name="ce45" office:value-type="string" calcext:value-type="string">
            <text:p>Prod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2" table:style-name="ce31" office:value-type="float" office:value="15" calcext:value-type="float">
            <text:p>15</text:p>
          </table:table-cell>
          <table:table-cell table:style-name="ce31" office:value-type="float" office:value="28" calcext:value-type="float">
            <text:p>28</text:p>
          </table:table-cell>
          <table:table-cell table:number-columns-repeated="4" table:style-name="ce31" office:value-type="float" office:value="30" calcext:value-type="float">
            <text:p>3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0" calcext:value-type="float">
            <text:p>30</text:p>
          </table:table-cell>
        </table:table-row>
        <table:table-row table:style-name="ro1">
          <table:table-cell table:style-name="ce45" office:value-type="string" calcext:value-type="string">
            <text:p>Stock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8"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45" office:value-type="string" calcext:value-type="string">
            <text:p>ProdExc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15" calcext:value-type="float">
            <text:p>15</text:p>
          </table:table-cell>
          <table:table-cell table:number-columns-repeated="4" table:style-name="ce31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Contraintes</text:p>
          </table:table-cell>
          <table:table-cell table:style-name="ce16" table:formula="of:=SUM([.B6];[.B8];[.A15];-[.B7])" office:value-type="float" office:value="30" calcext:value-type="float">
            <text:p>30</text:p>
          </table:table-cell>
          <table:table-cell table:style-name="ce16" table:formula="of:=SUM([.C6];[.C8];[.B7];-[.C7])" office:value-type="float" office:value="15" calcext:value-type="float">
            <text:p>15</text:p>
          </table:table-cell>
          <table:table-cell table:style-name="ce16" table:formula="of:=SUM([.D6];[.D8];[.C7];-[.D7])" office:value-type="float" office:value="15" calcext:value-type="float">
            <text:p>15</text:p>
          </table:table-cell>
          <table:table-cell table:style-name="ce16" table:formula="of:=SUM([.E6];[.E8];[.D7];-[.E7])" office:value-type="float" office:value="25" calcext:value-type="float">
            <text:p>25</text:p>
          </table:table-cell>
          <table:table-cell table:style-name="ce16" table:formula="of:=SUM([.F6];[.F8];[.E7];-[.F7])" office:value-type="float" office:value="33" calcext:value-type="float">
            <text:p>33</text:p>
          </table:table-cell>
          <table:table-cell table:style-name="ce16" table:formula="of:=SUM([.G6];[.G8];[.F7];-[.G7])" office:value-type="float" office:value="40" calcext:value-type="float">
            <text:p>40</text:p>
          </table:table-cell>
          <table:table-cell table:style-name="ce16" table:formula="of:=SUM([.H6];[.H8];[.G7];-[.H7])" office:value-type="float" office:value="45" calcext:value-type="float">
            <text:p>45</text:p>
          </table:table-cell>
          <table:table-cell table:style-name="ce16" table:formula="of:=SUM([.I6];[.I8];[.H7];-[.I7])" office:value-type="float" office:value="45" calcext:value-type="float">
            <text:p>45</text:p>
          </table:table-cell>
          <table:table-cell table:style-name="ce16" table:formula="of:=SUM([.J6];[.J8];[.I7];-[.J7])" office:value-type="float" office:value="26" calcext:value-type="float">
            <text:p>26</text:p>
          </table:table-cell>
          <table:table-cell table:style-name="ce16" table:formula="of:=SUM([.K6];[.K8];[.J7];-[.K7])" office:value-type="float" office:value="14" calcext:value-type="float">
            <text:p>14</text:p>
          </table:table-cell>
          <table:table-cell table:style-name="ce16" table:formula="of:=SUM([.L6];[.L8];[.K7];-[.L7])" office:value-type="float" office:value="25" calcext:value-type="float">
            <text:p>25</text:p>
          </table:table-cell>
          <table:table-cell table:style-name="ce16" table:formula="of:=SUM([.M6];[.M8];[.L7];-[.M7])" office:value-type="float" office:value="30" calcext:value-type="float">
            <text:p>3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45" office:value-type="string" calcext:value-type="string">
            <text:p>StockInitial</text:p>
          </table:table-cell>
          <table:table-cell table:number-columns-repeated="1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Prod ≤ 30</text:p>
          </table:table-cell>
          <table:table-cell table:style-name="ce45" office:value-type="string" calcext:value-type="string">
            <text:p>Prod &gt; 30</text:p>
          </table:table-cell>
          <table:table-cell table:style-name="ce45" office:value-type="string" calcext:value-type="string">
            <text:p>Stockage</text:p>
          </table:table-cell>
          <table:table-cell table:style-name="ce45" office:value-type="string" calcext:value-type="string">
            <text:p>Final</text:p>
          </table:table-cell>
          <table:table-cell table:number-columns-repeated="8"/>
        </table:table-row>
        <table:table-row table:style-name="ro1">
          <table:table-cell table:style-name="ce45" office:value-type="string" calcext:value-type="string">
            <text:p>Cout</text:p>
          </table:table-cell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160" calcext:value-type="float">
            <text:p>160</text:p>
          </table:table-cell>
          <table:table-cell table:style-name="ce45" office:value-type="float" office:value="20" calcext:value-type="float">
            <text:p>20</text:p>
          </table:table-cell>
          <table:table-cell table:style-name="ce39" table:formula="of:=[.$B$19]*SUM([.B6:.M6])+[.$C$19]*SUM([.B8:.M8])+[.$D$19]*SUM([.B7:.M7])" office:value-type="float" office:value="45590" calcext:value-type="float">
            <text:p>45590</text:p>
          </table:table-cell>
          <table:table-cell table:number-columns-repeated="8"/>
        </table:table-row>
      </table:table>
      <table:table table:name="stade" table:style-name="ta1">
        <table:table-column table:style-name="co4" table:number-columns-repeated="2" table:default-cell-style-name="ce45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ce45"/>
        <table:table-column table:style-name="co4" table:default-cell-style-name="ce31"/>
        <table:table-column table:style-name="co4" table:default-cell-style-name="ce23"/>
        <table:table-column table:style-name="co4" table:default-cell-style-name="Default"/>
        <table:table-row table:style-name="ro1">
          <table:table-cell table:style-name="ce8"/>
          <table:table-cell office:value-type="string" calcext:value-type="string">
            <text:p>DONNEES</text:p>
          </table:table-cell>
          <table:table-cell table:style-name="ce31" office:value-type="string" calcext:value-type="string">
            <text:p>VARIABLES</text:p>
          </table:table-cell>
          <table:table-cell table:style-name="ce35" office:value-type="string" calcext:value-type="string">
            <text:p>CONTRAINTES</text:p>
          </table:table-cell>
          <table:table-cell table:style-name="ce39" office:value-type="string" calcext:value-type="string">
            <text:p>OBJECTIF</text:p>
          </table:table-cell>
          <table:table-cell table:style-name="ce8"/>
          <table:table-cell table:style-name="Default" table:number-columns-repeated="2"/>
          <table:table-cell/>
        </table:table-row>
        <table:table-row table:style-name="ro1">
          <table:table-cell table:style-name="ce8"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Precedente</text:p>
          </table:table-cell>
          <table:table-cell table:number-columns-repeated="2"/>
          <table:table-cell office:value-type="string" calcext:value-type="string">
            <text:p>Tach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ntraint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VLOOKUP([.A5];[.$E$5:.$G$22]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$A$5:.$A$27];[.E5];[.$I$5:.$I$27])" office:value-type="float" office:value="2" calcext:value-type="float">
            <text:p>2</text:p>
          </table:table-cell>
          <table:table-cell table:formula="of:=SUM([.C5];[.D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A6];[.$E$5:.$G$22];2)" office:value-type="float" office:value="16" calcext:value-type="float">
            <text:p>16</text:p>
          </table:table-cell>
          <table:table-cell table:formula="of:=VLOOKUP([.B6];[.$E$5:.$G$22];2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SUMIF([.$A$5:.$A$27];[.E6];[.$I$5:.$I$27])" office:value-type="float" office:value="18" calcext:value-type="float">
            <text:p>18</text:p>
          </table:table-cell>
          <table:table-cell table:formula="of:=SUM([.C6];[.D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A7];[.$E$5:.$G$22];2)" office:value-type="float" office:value="9" calcext:value-type="float">
            <text:p>9</text:p>
          </table:table-cell>
          <table:table-cell table:formula="of:=VLOOKUP([.B7];[.$E$5:.$G$22];2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SUMIF([.$A$5:.$A$27];[.E7];[.$I$5:.$I$27])" office:value-type="float" office:value="25" calcext:value-type="float">
            <text:p>25</text:p>
          </table:table-cell>
          <table:table-cell table:formula="of:=SUM([.C7];[.D7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A8];[.$E$5:.$G$22];2)" office:value-type="float" office:value="8" calcext:value-type="float">
            <text:p>8</text:p>
          </table:table-cell>
          <table:table-cell table:formula="of:=VLOOKUP([.B8];[.$E$5:.$G$22];2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IF([.$A$5:.$A$27];[.E8];[.$I$5:.$I$27])" office:value-type="float" office:value="24" calcext:value-type="float">
            <text:p>24</text:p>
          </table:table-cell>
          <table:table-cell table:formula="of:=SUM([.C8];[.D8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A9];[.$E$5:.$G$22];2)" office:value-type="float" office:value="10" calcext:value-type="float">
            <text:p>10</text:p>
          </table:table-cell>
          <table:table-cell table:formula="of:=VLOOKUP([.B9];[.$E$5:.$G$22];2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SUMIF([.$A$5:.$A$27];[.E9];[.$I$5:.$I$27])" office:value-type="float" office:value="19" calcext:value-type="float">
            <text:p>19</text:p>
          </table:table-cell>
          <table:table-cell table:formula="of:=SUM([.C9];[.D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A10];[.$E$5:.$G$22];2)" office:value-type="float" office:value="6" calcext:value-type="float">
            <text:p>6</text:p>
          </table:table-cell>
          <table:table-cell table:formula="of:=VLOOKUP([.B10];[.$E$5:.$G$22];2)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SUMIF([.$A$5:.$A$27];[.E10];[.$I$5:.$I$27])" office:value-type="float" office:value="30" calcext:value-type="float">
            <text:p>30</text:p>
          </table:table-cell>
          <table:table-cell table:formula="of:=SUM([.C10];[.D1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A11];[.$E$5:.$G$22];2)" office:value-type="float" office:value="6" calcext:value-type="float">
            <text:p>6</text:p>
          </table:table-cell>
          <table:table-cell table:formula="of:=VLOOKUP([.B11];[.$E$5:.$G$22];2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IF([.$A$5:.$A$27];[.E11];[.$I$5:.$I$27])" office:value-type="float" office:value="10" calcext:value-type="float">
            <text:p>10</text:p>
          </table:table-cell>
          <table:table-cell table:formula="of:=SUM([.C11];[.D1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A12];[.$E$5:.$G$22];2)" office:value-type="float" office:value="2" calcext:value-type="float">
            <text:p>2</text:p>
          </table:table-cell>
          <table:table-cell table:formula="of:=VLOOKUP([.B12];[.$E$5:.$G$22];2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IF([.$A$5:.$A$27];[.E12];[.$I$5:.$I$27])" office:value-type="float" office:value="8" calcext:value-type="float">
            <text:p>8</text:p>
          </table:table-cell>
          <table:table-cell table:formula="of:=SUM([.C12];[.D1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A13];[.$E$5:.$G$22];2)" office:value-type="float" office:value="2" calcext:value-type="float">
            <text:p>2</text:p>
          </table:table-cell>
          <table:table-cell table:formula="of:=VLOOKUP([.B13];[.$E$5:.$G$22];2)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SUMIF([.$A$5:.$A$27];[.E13];[.$I$5:.$I$27])" office:value-type="float" office:value="32" calcext:value-type="float">
            <text:p>32</text:p>
          </table:table-cell>
          <table:table-cell table:formula="of:=SUM([.C13];[.D1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A14];[.$E$5:.$G$22];2)" office:value-type="float" office:value="9" calcext:value-type="float">
            <text:p>9</text:p>
          </table:table-cell>
          <table:table-cell table:formula="of:=VLOOKUP([.B14];[.$E$5:.$G$22];2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SUMIF([.$A$5:.$A$27];[.E14];[.$I$5:.$I$27])" office:value-type="float" office:value="13" calcext:value-type="float">
            <text:p>13</text:p>
          </table:table-cell>
          <table:table-cell table:formula="of:=SUM([.C14];[.D1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A15];[.$E$5:.$G$22];2)" office:value-type="float" office:value="9" calcext:value-type="float">
            <text:p>9</text:p>
          </table:table-cell>
          <table:table-cell table:formula="of:=VLOOKUP([.B15];[.$E$5:.$G$22];2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IF([.$A$5:.$A$27];[.E15];[.$I$5:.$I$27])" office:value-type="float" office:value="9" calcext:value-type="float">
            <text:p>9</text:p>
          </table:table-cell>
          <table:table-cell table:formula="of:=SUM([.C15];[.D1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A16];[.$E$5:.$G$22];2)" office:value-type="float" office:value="5" calcext:value-type="float">
            <text:p>5</text:p>
          </table:table-cell>
          <table:table-cell table:formula="of:=VLOOKUP([.B16];[.$E$5:.$G$22];2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SUMIF([.$A$5:.$A$27];[.E16];[.$I$5:.$I$27])" office:value-type="float" office:value="11" calcext:value-type="float">
            <text:p>11</text:p>
          </table:table-cell>
          <table:table-cell table:formula="of:=SUM([.C16];[.D1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VLOOKUP([.A17];[.$E$5:.$G$22];2)" office:value-type="float" office:value="3" calcext:value-type="float">
            <text:p>3</text:p>
          </table:table-cell>
          <table:table-cell table:formula="of:=VLOOKUP([.B17];[.$E$5:.$G$22];2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IF([.$A$5:.$A$27];[.E17];[.$I$5:.$I$27])" office:value-type="float" office:value="3" calcext:value-type="float">
            <text:p>3</text:p>
          </table:table-cell>
          <table:table-cell table:formula="of:=SUM([.C17];[.D1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VLOOKUP([.A18];[.$E$5:.$G$22];2)" office:value-type="float" office:value="2" calcext:value-type="float">
            <text:p>2</text:p>
          </table:table-cell>
          <table:table-cell table:formula="of:=VLOOKUP([.B18];[.$E$5:.$G$22];2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SUMIF([.$A$5:.$A$27];[.E18];[.$I$5:.$I$27])" office:value-type="float" office:value="23" calcext:value-type="float">
            <text:p>23</text:p>
          </table:table-cell>
          <table:table-cell table:formula="of:=SUM([.C18];[.D1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VLOOKUP([.A19];[.$E$5:.$G$22];2)" office:value-type="float" office:value="1" calcext:value-type="float">
            <text:p>1</text:p>
          </table:table-cell>
          <table:table-cell table:formula="of:=VLOOKUP([.B19];[.$E$5:.$G$22];2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SUMIF([.$A$5:.$A$27];[.E19];[.$I$5:.$I$27])" office:value-type="float" office:value="23" calcext:value-type="float">
            <text:p>23</text:p>
          </table:table-cell>
          <table:table-cell table:formula="of:=SUM([.C19];[.D1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VLOOKUP([.A20];[.$E$5:.$G$22];2)" office:value-type="float" office:value="7" calcext:value-type="float">
            <text:p>7</text:p>
          </table:table-cell>
          <table:table-cell table:formula="of:=VLOOKUP([.B20];[.$E$5:.$G$22];2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([.$A$5:.$A$27];[.E20];[.$I$5:.$I$27])" office:value-type="float" office:value="21" calcext:value-type="float">
            <text:p>21</text:p>
          </table:table-cell>
          <table:table-cell table:formula="of:=SUM([.C20];[.D2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VLOOKUP([.A21];[.$E$5:.$G$22];2)" office:value-type="float" office:value="4" calcext:value-type="float">
            <text:p>4</text:p>
          </table:table-cell>
          <table:table-cell table:formula="of:=VLOOKUP([.B21];[.$E$5:.$G$22];2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IF([.$A$5:.$A$27];[.E21];[.$I$5:.$I$27])" office:value-type="float" office:value="11" calcext:value-type="float">
            <text:p>11</text:p>
          </table:table-cell>
          <table:table-cell table:formula="of:=SUM([.C21];[.D2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VLOOKUP([.A22];[.$E$5:.$G$22];2)" office:value-type="float" office:value="4" calcext:value-type="float">
            <text:p>4</text:p>
          </table:table-cell>
          <table:table-cell table:formula="of:=VLOOKUP([.B22];[.$E$5:.$G$22];2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formula="of:=SUMIF([.$A$5:.$A$27];[.E22];[.$I$5:.$I$27])" office:value-type="float" office:value="10" calcext:value-type="float">
            <text:p>10</text:p>
          </table:table-cell>
          <table:table-cell table:formula="of:=SUM([.C22];[.D2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VLOOKUP([.A23];[.$E$5:.$G$22];2)" office:value-type="float" office:value="3" calcext:value-type="float">
            <text:p>3</text:p>
          </table:table-cell>
          <table:table-cell table:formula="of:=VLOOKUP([.B23];[.$E$5:.$G$22];2)" office:value-type="float" office:value="2" calcext:value-type="float">
            <text:p>2</text:p>
          </table:table-cell>
          <table:table-cell table:style-name="Default" table:number-columns-repeated="4"/>
          <table:table-cell table:formula="of:=SUM([.C23];[.D2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VLOOKUP([.A24];[.$E$5:.$G$22];2)" office:value-type="float" office:value="3" calcext:value-type="float">
            <text:p>3</text:p>
          </table:table-cell>
          <table:table-cell table:formula="of:=VLOOKUP([.B24];[.$E$5:.$G$22];2)" office:value-type="float" office:value="3" calcext:value-type="float">
            <text:p>3</text:p>
          </table:table-cell>
          <table:table-cell table:style-name="Default" table:number-columns-repeated="4"/>
          <table:table-cell table:formula="of:=SUM([.C24];[.D2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VLOOKUP([.A25];[.$E$5:.$G$22];2)" office:value-type="float" office:value="3" calcext:value-type="float">
            <text:p>3</text:p>
          </table:table-cell>
          <table:table-cell table:formula="of:=VLOOKUP([.B25];[.$E$5:.$G$22];2)" office:value-type="float" office:value="7" calcext:value-type="float">
            <text:p>7</text:p>
          </table:table-cell>
          <table:table-cell table:style-name="Default" table:number-columns-repeated="4"/>
          <table:table-cell table:formula="of:=SUM([.C25];[.D2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VLOOKUP([.A26];[.$E$5:.$G$22];2)" office:value-type="float" office:value="9" calcext:value-type="float">
            <text:p>9</text:p>
          </table:table-cell>
          <table:table-cell table:formula="of:=VLOOKUP([.B26];[.$E$5:.$G$22];2)" office:value-type="float" office:value="2" calcext:value-type="float">
            <text:p>2</text:p>
          </table:table-cell>
          <table:table-cell table:style-name="Default" table:number-columns-repeated="4"/>
          <table:table-cell table:formula="of:=SUM([.C26];[.D2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VLOOKUP([.A27];[.$E$5:.$G$22];2)" office:value-type="float" office:value="1" calcext:value-type="float">
            <text:p>1</text:p>
          </table:table-cell>
          <table:table-cell table:formula="of:=VLOOKUP([.B27];[.$E$5:.$G$22];2)" office:value-type="float" office:value="9" calcext:value-type="float">
            <text:p>9</text:p>
          </table:table-cell>
          <table:table-cell table:style-name="Default" table:number-columns-repeated="4"/>
          <table:table-cell table:formula="of:=SUM([.C27];[.D27])" office:value-type="float" office:value="10" calcext:value-type="float">
            <text:p>10</text:p>
          </table:table-cell>
        </table:table-row>
      </table:table>
      <table:table table:name="rail_route2" table:style-name="ta1">
        <table:table-column table:style-name="co4" table:number-columns-repeated="3" table:default-cell-style-name="ce45"/>
        <table:table-column table:style-name="co13" table:default-cell-style-name="ce45"/>
        <table:table-column table:style-name="co4" table:default-cell-style-name="ce31"/>
        <table:table-column table:style-name="co4" table:number-columns-repeated="4" table:default-cell-style-name="Default"/>
        <table:table-row table:style-name="ro1">
          <table:table-cell table:style-name="ce8"/>
          <table:table-cell office:value-type="string" calcext:value-type="string">
            <text:p>DONNEES</text:p>
          </table:table-cell>
          <table:table-cell table:style-name="ce31" office:value-type="string" calcext:value-type="string">
            <text:p>VARIABLES</text:p>
          </table:table-cell>
          <table:table-cell table:style-name="ce35" office:value-type="string" calcext:value-type="string">
            <text:p>CONTRAINTES</text:p>
          </table:table-cell>
          <table:table-cell table:style-name="ce39" office:value-type="string" calcext:value-type="string">
            <text:p>OBJECTIF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table:number-columns-repeated="6"/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Entrepo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Transportee</text:p>
          </table:table-cell>
          <table:table-cell/>
          <table:table-cell table:style-name="ce23" office:value-type="string" calcext:value-type="string">
            <text:p>Entrepot</text:p>
          </table:table-cell>
          <table:table-cell table:style-name="ce23" office:value-type="string" calcext:value-type="string">
            <text:p>Stock</text:p>
          </table:table-cell>
          <table:table-cell table:style-name="ce23" office:value-type="string" calcext:value-type="string">
            <text:p>Contrain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IF([.$A$6:.$A$16];[.G6];[.$E$6:.$E$16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0" calcext:value-type="float">
            <text:p>40</text:p>
          </table:table-cell>
          <table:table-cell table:style-name="ce23" table:formula="of:=SUMIF([.$A$6:.$A$16];[.G7];[.$E$6:.$E$16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float" office:value="35" calcext:value-type="float">
            <text:p>35</text:p>
          </table:table-cell>
          <table:table-cell table:style-name="ce23" table:formula="of:=SUMIF([.$A$6:.$A$16];[.G8];[.$E$6:.$E$16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float" office:value="65" calcext:value-type="float">
            <text:p>65</text:p>
          </table:table-cell>
          <table:table-cell table:style-name="ce23" table:formula="of:=SUMIF([.$A$6:.$A$16];[.G9];[.$E$6:.$E$16])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7" office:value-type="string" calcext:value-type="string">
            <text:p>Cout Tota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7" table:formula="of:=SUMPRODUCT([.E6:.E16];[.D6:.D16])" office:value-type="float" office:value="1715" calcext:value-type="float">
            <text:p>17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formula="of:=SUM([.E6:.E16])" office:value-type="float" office:value="180" calcext:value-type="float">
            <text:p>180</text:p>
          </table:table-cell>
          <table:table-cell table:number-columns-repeated="4"/>
        </table:table-row>
      </table:table>
      <table:table table:name="equipage" table:style-name="ta1">
        <table:table-column table:style-name="co4" table:number-columns-repeated="3" table:default-cell-style-name="ce45"/>
        <table:table-column table:style-name="co11" table:default-cell-style-name="ce31"/>
        <table:table-column table:style-name="co4" table:number-columns-repeated="4" table:default-cell-style-name="Default"/>
        <table:table-row table:style-name="ro1">
          <table:table-cell table:style-name="ce8"/>
          <table:table-cell office:value-type="string" calcext:value-type="string">
            <text:p>DONNEES</text:p>
          </table:table-cell>
          <table:table-cell table:style-name="ce31" office:value-type="string" calcext:value-type="string">
            <text:p>VARIABLES</text:p>
          </table:table-cell>
          <table:table-cell table:style-name="ce35" office:value-type="string" calcext:value-type="string">
            <text:p>CONTRAINTES</text:p>
          </table:table-cell>
          <table:table-cell table:style-name="ce39" office:value-type="string" calcext:value-type="string">
            <text:p>OBJECTIF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8" table:number-columns-repeated="6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ilote</text:p>
          </table:table-cell>
          <table:table-cell office:value-type="string" calcext:value-type="string">
            <text:p>Co-pilot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uple</text:p>
          </table:table-cell>
          <table:table-cell/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NbEquipage</text:p>
          </table:table-cell>
          <table:table-cell table:style-name="ce23" office:value-type="string" calcext:value-type="string">
            <text:p>Nb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table:formula="of:=SUM(SUMIF([.$A$6:.$A$20];[.F6];[.$D$6:.$D$20]);SUMIF([.$B$6:.$B$20];[.F6];[.$D$6:.$D$20])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table:formula="of:=SUM(SUMIF([.$A$6:.$A$20];[.F7];[.$D$6:.$D$20]);SUMIF([.$B$6:.$B$20];[.F7];[.$D$6:.$D$20])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table:formula="of:=SUM(SUMIF([.$A$6:.$A$20];[.F8];[.$D$6:.$D$20]);SUMIF([.$B$6:.$B$20];[.F8];[.$D$6:.$D$20])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3" table:formula="of:=SUM(SUMIF([.$A$6:.$A$20];[.F9];[.$D$6:.$D$20]);SUMIF([.$B$6:.$B$20];[.F9];[.$D$6:.$D$20])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3" table:formula="of:=SUM(SUMIF([.$A$6:.$A$20];[.F10];[.$D$6:.$D$20]);SUMIF([.$B$6:.$B$20];[.F10];[.$D$6:.$D$20])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table:formula="of:=SUM(SUMIF([.$A$6:.$A$20];[.F11];[.$D$6:.$D$20]);SUMIF([.$B$6:.$B$20];[.F11];[.$D$6:.$D$20])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3" table:formula="of:=SUM(SUMIF([.$A$6:.$A$20];[.F12];[.$D$6:.$D$20]);SUMIF([.$B$6:.$B$20];[.F12];[.$D$6:.$D$20])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3" table:formula="of:=SUM(SUMIF([.$A$6:.$A$20];[.F13];[.$D$6:.$D$20]);SUMIF([.$B$6:.$B$20];[.F13];[.$D$6:.$D$20])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7" office:value-type="string" calcext:value-type="string">
            <text:p>MaxScore :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7" table:formula="of:=SUMPRODUCT([.C6:.C20];[.D6:.D20])" office:value-type="float" office:value="125" calcext:value-type="float">
            <text:p>125</text:p>
          </table:table-cell>
          <table:table-cell/>
        </table:table-row>
      </table:table>
      <table:table table:name="uranium" table:style-name="ta1">
        <table:table-column table:style-name="co4" table:number-columns-repeated="2" table:default-cell-style-name="ce45"/>
        <table:table-column table:style-name="co4" table:default-cell-style-name="ce23"/>
        <table:table-column table:style-name="co14" table:default-cell-style-name="ce23"/>
        <table:table-column table:style-name="co14" table:default-cell-style-name="Default"/>
        <table:table-column table:style-name="co4" table:number-columns-repeated="3" table:default-cell-style-name="Default"/>
        <table:table-row table:style-name="ro1">
          <table:table-cell table:style-name="ce8"/>
          <table:table-cell office:value-type="string" calcext:value-type="string">
            <text:p>DONNEES</text:p>
          </table:table-cell>
          <table:table-cell table:style-name="ce31" office:value-type="string" calcext:value-type="string">
            <text:p>VARIABLES</text:p>
          </table:table-cell>
          <table:table-cell table:style-name="ce35" office:value-type="string" calcext:value-type="string">
            <text:p>CONTRAINTES</text:p>
          </table:table-cell>
          <table:table-cell table:style-name="ce39" office:value-type="string" calcext:value-type="string">
            <text:p>OBJECTIF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8" table:number-columns-repeated="6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Bloc</text:p>
          </table:table-cell>
          <table:table-cell office:value-type="string" calcext:value-type="string">
            <text:p>Bloc sup</text:p>
          </table:table-cell>
          <table:table-cell table:style-name="Default" table:number-columns-repeated="2"/>
          <table:table-cell table:style-name="ce45" office:value-type="string" calcext:value-type="string">
            <text:p>Bloc</text:p>
          </table:table-cell>
          <table:table-cell table:style-name="ce45" office:value-type="string" calcext:value-type="string">
            <text:p>Cout</text:p>
          </table:table-cell>
          <table:table-cell table:style-name="ce45" office:value-type="string" calcext:value-type="string">
            <text:p>Gain</text:p>
          </table:table-cell>
          <table:table-cell table:style-name="ce31" office:value-type="string" calcext:value-type="string">
            <text:p>Extr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ce45" office:value-type="float" office:value="2" calcext:value-type="float">
            <text:p>2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300" calcext:value-type="float">
            <text:p>30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it</text:p>
          </table:table-cell>
          <table:table-cell office:value-type="string" calcext:value-type="string">
            <text:p>A extraire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.A14];[.$E$6:.$H$23];4)" office:value-type="float" office:value="0" calcext:value-type="float">
            <text:p>0</text:p>
          </table:table-cell>
          <table:table-cell table:formula="of:=VLOOKUP([.B14];[.$E$6:.$H$23];4)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00" calcext:value-type="float">
            <text:p>10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VLOOKUP([.A15];[.$E$6:.$H$23];4)" office:value-type="float" office:value="0" calcext:value-type="float">
            <text:p>0</text:p>
          </table:table-cell>
          <table:table-cell table:formula="of:=VLOOKUP([.B15];[.$E$6:.$H$23];4)" office:value-type="float" office:value="1" calcext:value-type="float">
            <text:p>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A16];[.$E$6:.$H$23];4)" office:value-type="float" office:value="0" calcext:value-type="float">
            <text:p>0</text:p>
          </table:table-cell>
          <table:table-cell table:formula="of:=VLOOKUP([.B16];[.$E$6:.$H$23];4)" office:value-type="float" office:value="1" calcext:value-type="float">
            <text:p>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VLOOKUP([.A17];[.$E$6:.$H$23];4)" office:value-type="float" office:value="1" calcext:value-type="float">
            <text:p>1</text:p>
          </table:table-cell>
          <table:table-cell table:formula="of:=VLOOKUP([.B17];[.$E$6:.$H$23];4)" office:value-type="float" office:value="1" calcext:value-type="float">
            <text:p>1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2" table:style-name="ce45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A18];[.$E$6:.$H$23];4)" office:value-type="float" office:value="1" calcext:value-type="float">
            <text:p>1</text:p>
          </table:table-cell>
          <table:table-cell table:formula="of:=VLOOKUP([.B18];[.$E$6:.$H$23];4)" office:value-type="float" office:value="1" calcext:value-type="float">
            <text:p>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A19];[.$E$6:.$H$23];4)" office:value-type="float" office:value="1" calcext:value-type="float">
            <text:p>1</text:p>
          </table:table-cell>
          <table:table-cell table:formula="of:=VLOOKUP([.B19];[.$E$6:.$H$23];4)" office:value-type="float" office:value="1" calcext:value-type="float">
            <text:p>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000" calcext:value-type="float">
            <text:p>10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VLOOKUP([.A20];[.$E$6:.$H$23];4)" office:value-type="float" office:value="1" calcext:value-type="float">
            <text:p>1</text:p>
          </table:table-cell>
          <table:table-cell table:formula="of:=VLOOKUP([.B20];[.$E$6:.$H$23];4)" office:value-type="float" office:value="1" calcext:value-type="float">
            <text:p>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000" calcext:value-type="float">
            <text:p>10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VLOOKUP([.A21];[.$E$6:.$H$23];4)" office:value-type="float" office:value="1" calcext:value-type="float">
            <text:p>1</text:p>
          </table:table-cell>
          <table:table-cell table:formula="of:=VLOOKUP([.B21];[.$E$6:.$H$23];4)" office:value-type="float" office:value="1" calcext:value-type="float">
            <text:p>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000" calcext:value-type="float">
            <text:p>100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VLOOKUP([.A22];[.$E$6:.$H$23];4)" office:value-type="float" office:value="1" calcext:value-type="float">
            <text:p>1</text:p>
          </table:table-cell>
          <table:table-cell table:formula="of:=VLOOKUP([.B22];[.$E$6:.$H$23];4)" office:value-type="float" office:value="1" calcext:value-type="float">
            <text:p>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1000" calcext:value-type="float">
            <text:p>100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VLOOKUP([.A23];[.$E$6:.$H$23];4)" office:value-type="float" office:value="1" calcext:value-type="float">
            <text:p>1</text:p>
          </table:table-cell>
          <table:table-cell table:formula="of:=VLOOKUP([.B23];[.$E$6:.$H$23];4)" office:value-type="float" office:value="1" calcext:value-type="float">
            <text:p>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000" calcext:value-type="float">
            <text:p>1000</text:p>
          </table:table-cell>
          <table:table-cell table:style-name="ce45" office:value-type="float" office:value="1200" calcext:value-type="float">
            <text:p>1200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VLOOKUP([.A24];[.$E$6:.$H$23];4)" office:value-type="float" office:value="1" calcext:value-type="float">
            <text:p>1</text:p>
          </table:table-cell>
          <table:table-cell table:formula="of:=VLOOKUP([.B24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VLOOKUP([.A25];[.$E$6:.$H$23];4)" office:value-type="float" office:value="1" calcext:value-type="float">
            <text:p>1</text:p>
          </table:table-cell>
          <table:table-cell table:formula="of:=VLOOKUP([.B25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VLOOKUP([.A26];[.$E$6:.$H$23];4)" office:value-type="float" office:value="1" calcext:value-type="float">
            <text:p>1</text:p>
          </table:table-cell>
          <table:table-cell table:formula="of:=VLOOKUP([.B26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VLOOKUP([.A27];[.$E$6:.$H$23];4)" office:value-type="float" office:value="1" calcext:value-type="float">
            <text:p>1</text:p>
          </table:table-cell>
          <table:table-cell table:formula="of:=VLOOKUP([.B27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VLOOKUP([.A28];[.$E$6:.$H$23];4)" office:value-type="float" office:value="1" calcext:value-type="float">
            <text:p>1</text:p>
          </table:table-cell>
          <table:table-cell table:formula="of:=VLOOKUP([.B28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VLOOKUP([.A29];[.$E$6:.$H$23];4)" office:value-type="float" office:value="0" calcext:value-type="float">
            <text:p>0</text:p>
          </table:table-cell>
          <table:table-cell table:formula="of:=VLOOKUP([.B29];[.$E$6:.$H$23];4)" office:value-type="float" office:value="1" calcext:value-type="float">
            <text:p>1</text:p>
          </table:table-cell>
          <table:table-cell table:number-columns-repeated="3"/>
          <table:table-cell table:style-name="ce37" office:value-type="string" calcext:value-type="string">
            <text:p>Bene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VLOOKUP([.A30];[.$E$6:.$H$23];4)" office:value-type="float" office:value="0" calcext:value-type="float">
            <text:p>0</text:p>
          </table:table-cell>
          <table:table-cell table:formula="of:=VLOOKUP([.B30];[.$E$6:.$H$23];4)" office:value-type="float" office:value="1" calcext:value-type="float">
            <text:p>1</text:p>
          </table:table-cell>
          <table:table-cell table:number-columns-repeated="3"/>
          <table:table-cell table:style-name="ce37" table:formula="of:=SUMPRODUCT([.H6:.H23];([.G6:.G23]-[.F6:.F23])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VLOOKUP([.A31];[.$E$6:.$H$23];4)" office:value-type="float" office:value="0" calcext:value-type="float">
            <text:p>0</text:p>
          </table:table-cell>
          <table:table-cell table:formula="of:=VLOOKUP([.B31];[.$E$6:.$H$23];4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VLOOKUP([.A32];[.$E$6:.$H$23];4)" office:value-type="float" office:value="0" calcext:value-type="float">
            <text:p>0</text:p>
          </table:table-cell>
          <table:table-cell table:formula="of:=VLOOKUP([.B32];[.$E$6:.$H$23];4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VLOOKUP([.A33];[.$E$6:.$H$23];4)" office:value-type="float" office:value="0" calcext:value-type="float">
            <text:p>0</text:p>
          </table:table-cell>
          <table:table-cell table:formula="of:=VLOOKUP([.B33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VLOOKUP([.A34];[.$E$6:.$H$23];4)" office:value-type="float" office:value="0" calcext:value-type="float">
            <text:p>0</text:p>
          </table:table-cell>
          <table:table-cell table:formula="of:=VLOOKUP([.B34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VLOOKUP([.A35];[.$E$6:.$H$23];4)" office:value-type="float" office:value="0" calcext:value-type="float">
            <text:p>0</text:p>
          </table:table-cell>
          <table:table-cell table:formula="of:=VLOOKUP([.B35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VLOOKUP([.A36];[.$E$6:.$H$23];4)" office:value-type="float" office:value="0" calcext:value-type="float">
            <text:p>0</text:p>
          </table:table-cell>
          <table:table-cell table:formula="of:=VLOOKUP([.B36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VLOOKUP([.A37];[.$E$6:.$H$23];4)" office:value-type="float" office:value="0" calcext:value-type="float">
            <text:p>0</text:p>
          </table:table-cell>
          <table:table-cell table:formula="of:=VLOOKUP([.B37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VLOOKUP([.A38];[.$E$6:.$H$23];4)" office:value-type="float" office:value="1" calcext:value-type="float">
            <text:p>1</text:p>
          </table:table-cell>
          <table:table-cell table:formula="of:=VLOOKUP([.B38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VLOOKUP([.A39];[.$E$6:.$H$23];4)" office:value-type="float" office:value="1" calcext:value-type="float">
            <text:p>1</text:p>
          </table:table-cell>
          <table:table-cell table:formula="of:=VLOOKUP([.B39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VLOOKUP([.A40];[.$E$6:.$H$23];4)" office:value-type="float" office:value="1" calcext:value-type="float">
            <text:p>1</text:p>
          </table:table-cell>
          <table:table-cell table:formula="of:=VLOOKUP([.B40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VLOOKUP([.A41];[.$E$6:.$H$23];4)" office:value-type="float" office:value="0" calcext:value-type="float">
            <text:p>0</text:p>
          </table:table-cell>
          <table:table-cell table:formula="of:=VLOOKUP([.B41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VLOOKUP([.A42];[.$E$6:.$H$23];4)" office:value-type="float" office:value="0" calcext:value-type="float">
            <text:p>0</text:p>
          </table:table-cell>
          <table:table-cell table:formula="of:=VLOOKUP([.B42];[.$E$6:.$H$23];4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VLOOKUP([.A43];[.$E$6:.$H$23];4)" office:value-type="float" office:value="0" calcext:value-type="float">
            <text:p>0</text:p>
          </table:table-cell>
          <table:table-cell table:formula="of:=VLOOKUP([.B43];[.$E$6:.$H$23];4)" office:value-type="float" office:value="0" calcext:value-type="float">
            <text:p>0</text:p>
          </table:table-cell>
          <table:table-cell table:number-columns-repeated="4"/>
        </table:table-row>
      </table:table>
      <table:table table:name="edt" table:style-name="ta1">
        <table:table-column table:style-name="co4" table:default-cell-style-name="Default"/>
        <table:table-column table:style-name="co4" table:default-cell-style-name="ce45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4" table:number-columns-repeated="2" table:default-cell-style-name="ce45"/>
        <table:table-column table:style-name="co4" table:number-columns-repeated="2" table:default-cell-style-name="ce35"/>
        <table:table-column table:style-name="co4" table:default-cell-style-name="ce49"/>
        <table:table-column table:style-name="co4" table:default-cell-style-name="Default"/>
        <table:table-column table:style-name="co4" table:number-columns-repeated="2" table:default-cell-style-name="ce35"/>
        <table:table-row table:style-name="ro1">
          <table:table-cell table:style-name="ce8"/>
          <table:table-cell office:value-type="string" calcext:value-type="string">
            <text:p>DONNEES</text:p>
          </table:table-cell>
          <table:table-cell table:style-name="ce31" office:value-type="string" calcext:value-type="string">
            <text:p>VARIABLES</text:p>
          </table:table-cell>
          <table:table-cell table:style-name="ce35" office:value-type="string" calcext:value-type="string">
            <text:p>CONTRAINTES</text:p>
          </table:table-cell>
          <table:table-cell table:style-name="ce39" office:value-type="string" calcext:value-type="string">
            <text:p>OBJECTIF</text:p>
          </table:table-cell>
          <table:table-cell table:style-name="ce8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ce8" table:number-columns-repeated="6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urs</text:p>
          </table:table-cell>
          <table:table-cell table:style-name="ce49" office:value-type="string" calcext:value-type="string">
            <text:p>X i</text:p>
          </table:table-cell>
          <table:table-cell table:number-columns-repeated="2"/>
          <table:table-cell office:value-type="string" calcext:value-type="string">
            <text:p>Cours i</text:p>
          </table:table-cell>
          <table:table-cell office:value-type="string" calcext:value-type="string">
            <text:p>Cours j</text:p>
          </table:table-cell>
          <table:table-cell office:value-type="string" calcext:value-type="string">
            <text:p>X i</text:p>
          </table:table-cell>
          <table:table-cell office:value-type="string" calcext:value-type="string">
            <text:p>X j</text:p>
          </table:table-cell>
          <table:table-cell office:value-type="string" calcext:value-type="string">
            <text:p>Y ij</text:p>
          </table:table-cell>
          <table:table-cell/>
          <table:table-cell office:value-type="string" calcext:value-type="string">
            <text:p>Contrainte1</text:p>
          </table:table-cell>
          <table:table-cell office:value-type="string" calcext:value-type="string">
            <text:p>Contrainte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6];[.$B$6:.$C$14];2; )" office:value-type="float" office:value="1" calcext:value-type="float">
            <text:p>1</text:p>
          </table:table-cell>
          <table:table-cell table:formula="of:=VLOOKUP([.G6];[.$B$6:.$C$14];2;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6]-[.I6]+9*[.J6]" office:value-type="float" office:value="8" calcext:value-type="float">
            <text:p>8</text:p>
          </table:table-cell>
          <table:table-cell table:formula="of:=[.I6]-[.H6]+9*(1-[.J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7];[.$B$6:.$C$14];2; )" office:value-type="float" office:value="1" calcext:value-type="float">
            <text:p>1</text:p>
          </table:table-cell>
          <table:table-cell table:formula="of:=VLOOKUP([.G7];[.$B$6:.$C$14];2;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7]-[.I7]+9*[.J7]" office:value-type="float" office:value="7" calcext:value-type="float">
            <text:p>7</text:p>
          </table:table-cell>
          <table:table-cell table:formula="of:=[.I7]-[.H7]+9*(1-[.J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VLOOKUP([.F8];[.$B$6:.$C$14];2; )" office:value-type="float" office:value="1" calcext:value-type="float">
            <text:p>1</text:p>
          </table:table-cell>
          <table:table-cell table:formula="of:=VLOOKUP([.G8];[.$B$6:.$C$14];2; 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8]-[.I8]+9*[.J8]" office:value-type="float" office:value="8" calcext:value-type="float">
            <text:p>8</text:p>
          </table:table-cell>
          <table:table-cell table:formula="of:=[.I8]-[.H8]+9*(1-[.J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.F9];[.$B$6:.$C$14];2; )" office:value-type="float" office:value="1" calcext:value-type="float">
            <text:p>1</text:p>
          </table:table-cell>
          <table:table-cell table:formula="of:=VLOOKUP([.G9];[.$B$6:.$C$14];2;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9]-[.I9]+9*[.J9]" office:value-type="float" office:value="7" calcext:value-type="float">
            <text:p>7</text:p>
          </table:table-cell>
          <table:table-cell table:formula="of:=[.I9]-[.H9]+9*(1-[.J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0];[.$B$6:.$C$14];2; )" office:value-type="float" office:value="2" calcext:value-type="float">
            <text:p>2</text:p>
          </table:table-cell>
          <table:table-cell table:formula="of:=VLOOKUP([.G10];[.$B$6:.$C$14];2;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0]-[.I10]+9*[.J10]" office:value-type="float" office:value="8" calcext:value-type="float">
            <text:p>8</text:p>
          </table:table-cell>
          <table:table-cell table:formula="of:=[.I10]-[.H10]+9*(1-[.J1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1];[.$B$6:.$C$14];2; )" office:value-type="float" office:value="2" calcext:value-type="float">
            <text:p>2</text:p>
          </table:table-cell>
          <table:table-cell table:formula="of:=VLOOKUP([.G11];[.$B$6:.$C$14];2;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1]-[.I11]+9*[.J11]" office:value-type="float" office:value="8" calcext:value-type="float">
            <text:p>8</text:p>
          </table:table-cell>
          <table:table-cell table:formula="of:=[.I11]-[.H11]+9*(1-[.J1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12];[.$B$6:.$C$14];2; )" office:value-type="float" office:value="2" calcext:value-type="float">
            <text:p>2</text:p>
          </table:table-cell>
          <table:table-cell table:formula="of:=VLOOKUP([.G12];[.$B$6:.$C$14];2; 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2]-[.I12]+9*[.J12]" office:value-type="float" office:value="1" calcext:value-type="float">
            <text:p>1</text:p>
          </table:table-cell>
          <table:table-cell table:formula="of:=[.I12]-[.H12]+9*(1-[.J12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3];[.$B$6:.$C$14];2; )" office:value-type="float" office:value="2" calcext:value-type="float">
            <text:p>2</text:p>
          </table:table-cell>
          <table:table-cell table:formula="of:=VLOOKUP([.G13];[.$B$6:.$C$14];2;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3]-[.I13]+9*[.J13]" office:value-type="float" office:value="8" calcext:value-type="float">
            <text:p>8</text:p>
          </table:table-cell>
          <table:table-cell table:formula="of:=[.I13]-[.H13]+9*(1-[.J1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VLOOKUP([.F14];[.$B$6:.$C$14];2; )" office:value-type="float" office:value="2" calcext:value-type="float">
            <text:p>2</text:p>
          </table:table-cell>
          <table:table-cell table:formula="of:=VLOOKUP([.G14];[.$B$6:.$C$14];2;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4]-[.I14]+9*[.J14]" office:value-type="float" office:value="8" calcext:value-type="float">
            <text:p>8</text:p>
          </table:table-cell>
          <table:table-cell table:formula="of:=[.I14]-[.H14]+9*(1-[.J1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5];[.$B$6:.$C$14];2; )" office:value-type="float" office:value="3" calcext:value-type="float">
            <text:p>3</text:p>
          </table:table-cell>
          <table:table-cell table:formula="of:=VLOOKUP([.G15];[.$B$6:.$C$14];2; 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5]-[.I15]+9*[.J15]" office:value-type="float" office:value="2" calcext:value-type="float">
            <text:p>2</text:p>
          </table:table-cell>
          <table:table-cell table:formula="of:=[.I15]-[.H15]+9*(1-[.J15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F16];[.$B$6:.$C$14];2; )" office:value-type="float" office:value="3" calcext:value-type="float">
            <text:p>3</text:p>
          </table:table-cell>
          <table:table-cell table:formula="of:=VLOOKUP([.G16];[.$B$6:.$C$14];2; 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6]-[.I16]+9*[.J16]" office:value-type="float" office:value="1" calcext:value-type="float">
            <text:p>1</text:p>
          </table:table-cell>
          <table:table-cell table:formula="of:=[.I16]-[.H16]+9*(1-[.J16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F17];[.$B$6:.$C$14];2; )" office:value-type="float" office:value="3" calcext:value-type="float">
            <text:p>3</text:p>
          </table:table-cell>
          <table:table-cell table:formula="of:=VLOOKUP([.G17];[.$B$6:.$C$14];2; 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7]-[.I17]+9*[.J17]" office:value-type="float" office:value="2" calcext:value-type="float">
            <text:p>2</text:p>
          </table:table-cell>
          <table:table-cell table:formula="of:=[.I17]-[.H17]+9*(1-[.J17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7" office:value-type="string" calcext:value-type="string">
            <text:p>Obj :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F18];[.$B$6:.$C$14];2; )" office:value-type="float" office:value="3" calcext:value-type="float">
            <text:p>3</text:p>
          </table:table-cell>
          <table:table-cell table:formula="of:=VLOOKUP([.G18];[.$B$6:.$C$14];2; 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8]-[.I18]+9*[.J18]" office:value-type="float" office:value="2" calcext:value-type="float">
            <text:p>2</text:p>
          </table:table-cell>
          <table:table-cell table:formula="of:=[.I18]-[.H18]+9*(1-[.J18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F19];[.$B$6:.$C$14];2; )" office:value-type="float" office:value="1" calcext:value-type="float">
            <text:p>1</text:p>
          </table:table-cell>
          <table:table-cell table:formula="of:=VLOOKUP([.G19];[.$B$6:.$C$14];2;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9]-[.I19]+9*[.J19]" office:value-type="float" office:value="7" calcext:value-type="float">
            <text:p>7</text:p>
          </table:table-cell>
          <table:table-cell table:formula="of:=[.I19]-[.H19]+9*(1-[.J1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F20];[.$B$6:.$C$14];2; )" office:value-type="float" office:value="3" calcext:value-type="float">
            <text:p>3</text:p>
          </table:table-cell>
          <table:table-cell table:formula="of:=VLOOKUP([.G20];[.$B$6:.$C$14];2; 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0]-[.I20]+9*[.J20]" office:value-type="float" office:value="2" calcext:value-type="float">
            <text:p>2</text:p>
          </table:table-cell>
          <table:table-cell table:formula="of:=[.I20]-[.H20]+9*(1-[.J20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21];[.$B$6:.$C$14];2; )" office:value-type="float" office:value="2" calcext:value-type="float">
            <text:p>2</text:p>
          </table:table-cell>
          <table:table-cell table:formula="of:=VLOOKUP([.G21];[.$B$6:.$C$14];2; 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1]-[.I21]+9*[.J21]" office:value-type="float" office:value="8" calcext:value-type="float">
            <text:p>8</text:p>
          </table:table-cell>
          <table:table-cell table:formula="of:=[.I21]-[.H21]+9*(1-[.J21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F22];[.$B$6:.$C$14];2; )" office:value-type="float" office:value="2" calcext:value-type="float">
            <text:p>2</text:p>
          </table:table-cell>
          <table:table-cell table:formula="of:=VLOOKUP([.G22];[.$B$6:.$C$14];2; 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2]-[.I22]+9*[.J22]" office:value-type="float" office:value="1" calcext:value-type="float">
            <text:p>1</text:p>
          </table:table-cell>
          <table:table-cell table:formula="of:=[.I22]-[.H22]+9*(1-[.J22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F23];[.$B$6:.$C$14];2; )" office:value-type="float" office:value="3" calcext:value-type="float">
            <text:p>3</text:p>
          </table:table-cell>
          <table:table-cell table:formula="of:=VLOOKUP([.G23];[.$B$6:.$C$14];2; 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3]-[.I23]+9*[.J23]" office:value-type="float" office:value="2" calcext:value-type="float">
            <text:p>2</text:p>
          </table:table-cell>
          <table:table-cell table:formula="of:=[.I23]-[.H23]+9*(1-[.J23])" office:value-type="float" office:value="7" calcext:value-type="float">
            <text:p>7</text:p>
          </table:table-cell>
        </table:table-row>
      </table:table>
      <table:table table:name="fioul" table:style-name="ta1">
        <table:table-column table:style-name="co4" table:number-columns-repeated="4" table:default-cell-style-name="Default"/>
        <table:table-column table:style-name="co4" table:number-columns-repeated="3" table:default-cell-style-name="ce45"/>
        <table:table-column table:style-name="co4" table:number-columns-repeated="2" table:default-cell-style-name="ce49"/>
        <table:table-row table:style-name="ro1">
          <table:table-cell table:style-name="ce8"/>
          <table:table-cell table:style-name="ce45" office:value-type="string" calcext:value-type="string">
            <text:p>DONNEES</text:p>
          </table:table-cell>
          <table:table-cell table:style-name="ce31" office:value-type="string" calcext:value-type="string">
            <text:p>VARIABLES</text:p>
          </table:table-cell>
          <table:table-cell table:style-name="ce35" office:value-type="string" calcext:value-type="string">
            <text:p>CONTRAINTES</text:p>
          </table:table-cell>
          <table:table-cell table:style-name="ce39" office:value-type="string" calcext:value-type="string">
            <text:p>OBJECTIF</text:p>
          </table:table-cell>
          <table:table-cell table:style-name="ce8"/>
          <table:table-cell table:style-name="Default" table:number-columns-repeated="3"/>
        </table:table-row>
        <table:table-row table:style-name="ro1">
          <table:table-cell table:style-name="ce8" table:number-columns-repeated="6"/>
          <table:table-cell table:style-name="Default"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table:style-name="ce45" office:value-type="string" calcext:value-type="string">
            <text:p>Villes</text:p>
          </table:table-cell>
          <table:table-cell table:style-name="ce45" office:value-type="string" calcext:value-type="string">
            <text:p>Demande</text:p>
          </table:table-cell>
          <table:table-cell/>
          <table:table-cell office:value-type="string" calcext:value-type="string">
            <text:p>Ville i</text:p>
          </table:table-cell>
          <table:table-cell office:value-type="string" calcext:value-type="string">
            <text:p>Ville j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mprunte ?</text:p>
          </table:table-cell>
          <table:table-cell office:value-type="string" calcext:value-type="string">
            <text:p>Camion</text:p>
          </table:table-cell>
        </table:table-row>
        <table:table-row table:style-name="ro1">
          <table:table-cell/>
          <table:table-cell table:style-name="ce45" office:value-type="string" calcext:value-type="string">
            <text:p>A</text:p>
          </table:table-cell>
          <table:table-cell table:style-name="ce45" office:value-type="float" office:value="14" calcext:value-type="float">
            <text:p>1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C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D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G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M</text:p>
          </table:table-cell>
          <table:table-cell table:style-name="ce45" office:value-type="float" office:value="16" calcext:value-type="float">
            <text:p>1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P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T</text:p>
          </table:table-cell>
          <table:table-cell table:style-name="ce45"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Capacite :</text:p>
          </table:table-cell>
          <table:table-cell table:style-name="ce45" office:value-type="float" office:value="39" calcext:value-type="float">
            <text:p>3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Objectif :</text:p>
          </table:table-cell>
          <table:table-cell table:style-name="ce37" table:formula="of:=SUMPRODUCT([.G6:.G47];[.H6:.H47]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1:38:14.361418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27:49.108527421</meta:creation-date>
    <dc:date>2019-04-01T12:59:36.081556019</dc:date>
    <meta:editing-duration>PT1H47M40S</meta:editing-duration>
    <meta:editing-cycles>16</meta:editing-cycles>
    <meta:generator>LibreOffice/6.0.6.2$Linux_X86_64 LibreOffice_project/00m0$Build-2</meta:generator>
    <meta:document-statistic meta:table-count="12" meta:cell-count="2181" meta:object-count="0"/>
  </office:meta>
</office:document-meta>
</file>